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20.255cm" fo:margin-left="-2.561cm" table:align="left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752cm"/>
    </style:style>
    <style:style style:name="Таблица2.C" style:family="table-column">
      <style:table-column-properties style:column-width="2.958cm"/>
    </style:style>
    <style:style style:name="Таблица2.D" style:family="table-column">
      <style:table-column-properties style:column-width="5.293cm"/>
    </style:style>
    <style:style style:name="Таблица2.E" style:family="table-column">
      <style:table-column-properties style:column-width="5.25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4" style:family="table-row">
      <style:table-row-properties style:min-row-height="4.941cm"/>
    </style:style>
    <style:style style:name="Таблица2.A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paragraph-properties fo:line-height="150%" fo:text-align="justify" style:justify-single-word="false"/>
      <style:text-properties officeooo:paragraph-rsid="001374c9"/>
    </style:style>
    <style:style style:name="P7" style:family="paragraph" style:parent-style-name="Обычный">
      <style:paragraph-properties fo:line-height="150%" fo:text-align="justify" style:justify-single-word="false"/>
      <style:text-properties officeooo:paragraph-rsid="0013869a"/>
    </style:style>
    <style:style style:name="P8" style:family="paragraph" style:parent-style-name="Обычный">
      <style:paragraph-properties fo:line-height="150%" fo:text-align="justify" style:justify-single-word="false"/>
      <style:text-properties officeooo:paragraph-rsid="0019c073"/>
    </style:style>
    <style:style style:name="P9" style:family="paragraph" style:parent-style-name="Обычный">
      <style:paragraph-properties fo:line-height="150%" fo:text-align="justify" style:justify-single-word="false"/>
      <style:text-properties officeooo:paragraph-rsid="001e9772"/>
    </style:style>
    <style:style style:name="P10" style:family="paragraph" style:parent-style-name="Обычный"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Обычный">
      <style:paragraph-properties fo:line-height="150%" fo:text-align="justify" style:justify-single-word="false"/>
      <style:text-properties fo:font-size="14pt" officeooo:rsid="0013869a" officeooo:paragraph-rsid="0013869a" style:font-size-asian="14pt" style:font-size-complex="14pt" style:font-weight-complex="bold"/>
    </style:style>
    <style:style style:name="P15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7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 style:font-weight-complex="bold"/>
    </style:style>
    <style:style style:name="P18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19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1374c9" style:font-size-asian="14pt" style:font-size-complex="14pt" style:font-weight-complex="bold"/>
    </style:style>
    <style:style style:name="P20" style:family="paragraph" style:parent-style-name="Обычный">
      <style:paragraph-properties fo:text-align="center" style:justify-single-word="false"/>
      <style:text-properties fo:color="#000000" fo:font-size="14pt" fo:language="ru" fo:country="RU" officeooo:rsid="00247017" officeooo:paragraph-rsid="00247017" style:font-size-asian="14pt" style:font-size-complex="14pt"/>
    </style:style>
    <style:style style:name="P21" style:family="paragraph" style:parent-style-name="Обычный">
      <style:paragraph-properties fo:line-height="150%" fo:text-align="justify" style:justify-single-word="false"/>
      <style:text-properties officeooo:rsid="001e9772" officeooo:paragraph-rsid="001e9772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 style:font-weight-complex="bold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fee6"/>
    </style:style>
    <style:style style:name="P31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32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 fo:break-before="page">
        <style:tab-stops>
          <style:tab-stop style:position="4.251cm"/>
        </style:tab-stops>
      </style:paragraph-properties>
    </style:style>
    <style:style style:name="P33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51c16"/>
    </style:style>
    <style:style style:name="P3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6f85c"/>
    </style:style>
    <style:style style:name="P36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7c3f2"/>
    </style:style>
    <style:style style:name="P37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a498"/>
    </style:style>
    <style:style style:name="P38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c073"/>
    </style:style>
    <style:style style:name="P39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ac036"/>
    </style:style>
    <style:style style:name="P40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cb3ae"/>
    </style:style>
    <style:style style:name="P41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e9772"/>
    </style:style>
    <style:style style:name="P42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f9867"/>
    </style:style>
    <style:style style:name="P43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211626"/>
    </style:style>
    <style:style style:name="P44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2ca831"/>
    </style:style>
    <style:style style:name="P4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6" style:family="paragraph" style:parent-style-name="Обычный">
      <style:paragraph-properties fo:margin-left="0.037cm" fo:margin-right="-0.998cm" fo:line-height="150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13869a"/>
    </style:style>
    <style:style style:name="P48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Обычный">
      <style:paragraph-properties fo:line-height="150%" fo:text-align="justify" style:justify-single-word="false"/>
      <style:text-properties fo:font-size="14pt" officeooo:paragraph-rsid="00388dcf" style:font-size-asian="14pt" style:font-size-complex="14pt"/>
    </style:style>
    <style:style style:name="P50" style:family="paragraph" style:parent-style-name="Обычный">
      <style:paragraph-properties fo:line-height="150%" fo:text-align="justify" style:justify-single-word="false"/>
      <style:text-properties officeooo:paragraph-rsid="00388dcf"/>
    </style:style>
    <style:style style:name="P51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388dcf" style:font-size-asian="14pt" style:font-size-complex="14pt" style:font-weight-complex="bold"/>
    </style:style>
    <style:style style:name="P52" style:family="paragraph" style:parent-style-name="Обычный">
      <style:paragraph-properties fo:line-height="150%" fo:text-align="justify" style:justify-single-word="false"/>
      <style:text-properties fo:color="#000000" fo:font-size="14pt" officeooo:paragraph-rsid="00388dcf" style:font-size-asian="14pt" style:font-size-complex="14pt" style:font-weight-complex="bold"/>
    </style:style>
    <style:style style:name="P5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5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fee6"/>
    </style:style>
    <style:style style:name="P5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7922"/>
    </style:style>
    <style:style style:name="P5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388dcf"/>
    </style:style>
    <style:style style:name="P5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388dcf" style:font-size-asian="14pt" style:font-weight-asian="bold" style:font-size-complex="14pt"/>
    </style:style>
    <style:style style:name="P5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bold" officeooo:paragraph-rsid="0010fee6" style:font-size-asian="14pt" style:font-weight-asian="bold" style:font-size-complex="14pt"/>
    </style:style>
    <style:style style:name="P5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bold" officeooo:rsid="00388dcf" officeooo:paragraph-rsid="00388dcf" style:font-size-asian="14pt" style:font-weight-asian="bold" style:font-size-complex="14pt"/>
    </style:style>
    <style:style style:name="P60" style:family="paragraph" style:parent-style-name="Обычный">
      <style:paragraph-properties fo:margin-left="0cm" fo:margin-right="0cm" fo:line-height="150%" fo:text-align="center" style:justify-single-word="false" fo:text-indent="1.251cm" style:auto-text-indent="false"/>
      <style:text-properties fo:font-weight="bold" officeooo:rsid="00388dcf" officeooo:paragraph-rsid="00388dcf" style:font-weight-asian="bold" style:font-weight-complex="bold"/>
    </style:style>
    <style:style style:name="P61" style:family="paragraph" style:parent-style-name="Обычный">
      <style:paragraph-properties fo:margin-left="0cm" fo:margin-right="0cm" fo:line-height="150%" fo:text-align="start" style:justify-single-word="false" fo:text-indent="1.251cm" style:auto-text-indent="false"/>
      <style:text-properties fo:font-weight="normal" officeooo:rsid="00388dcf" officeooo:paragraph-rsid="00388dcf" style:font-weight-asian="normal" style:font-weight-complex="normal"/>
    </style:style>
    <style:style style:name="P62" style:family="paragraph" style:parent-style-name="Обычный">
      <style:paragraph-properties fo:margin-left="0cm" fo:margin-right="0cm" fo:line-height="150%" fo:text-align="start" style:justify-single-word="false" fo:text-indent="1.251cm" style:auto-text-indent="false"/>
      <style:text-properties style:font-name="FreeMono" fo:font-size="14pt" fo:font-weight="normal" officeooo:rsid="00388dcf" officeooo:paragraph-rsid="00388dcf" style:font-size-asian="14pt" style:font-weight-asian="normal" style:font-size-complex="14pt" style:font-weight-complex="normal"/>
    </style:style>
    <style:style style:name="P6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0fee6"/>
    </style:style>
    <style:style style:name="P6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07922" style:font-size-asian="14pt" style:font-weight-asian="bold" style:font-size-complex="14pt"/>
    </style:style>
    <style:style style:name="P65" style:family="paragraph" style:parent-style-name="Обычный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388dcf" officeooo:paragraph-rsid="00388dcf" style:font-weight-asian="normal" style:font-weight-complex="normal"/>
    </style:style>
    <style:style style:name="P66" style:family="paragraph" style:parent-style-name="Text_20_body">
      <style:paragraph-properties fo:line-height="150%" fo:text-align="justify" style:justify-single-word="false"/>
      <style:text-properties officeooo:paragraph-rsid="00388dc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color="#000000" fo:font-size="14pt" fo:language="en" fo:country="US" style:font-size-asian="14pt" style:font-size-complex="14pt" style:font-weight-complex="bold"/>
    </style:style>
    <style:style style:name="T8" style:family="text">
      <style:text-properties fo:color="#000000" fo:font-size="14pt" fo:language="en" fo:country="US" officeooo:rsid="0011b707" style:font-size-asian="14pt" style:font-size-complex="14pt" style:font-weight-complex="bold"/>
    </style:style>
    <style:style style:name="T9" style:family="text">
      <style:text-properties fo:color="#000000" fo:font-size="14pt" fo:language="en" fo:country="US" officeooo:rsid="001374c9" style:font-size-asian="14pt" style:font-size-complex="14pt" style:font-weight-complex="bold"/>
    </style:style>
    <style:style style:name="T10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bold"/>
    </style:style>
    <style:style style:name="T12" style:family="text">
      <style:text-properties fo:color="#000000" fo:font-size="14pt" fo:language="en" fo:country="US" fo:font-weight="normal" officeooo:rsid="0013869a" style:font-size-asian="14pt" style:font-weight-asian="normal" style:font-size-complex="14pt" style:font-weight-complex="bold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style:font-size-asian="14pt" style:font-size-complex="14pt" style:font-weight-complex="bold"/>
    </style:style>
    <style:style style:name="T15" style:family="text">
      <style:text-properties fo:color="#000000" fo:font-size="14pt" officeooo:rsid="0010fee6" style:font-size-asian="14pt" style:font-size-complex="14pt" style:font-weight-complex="bold"/>
    </style:style>
    <style:style style:name="T16" style:family="text">
      <style:text-properties fo:color="#000000" fo:font-size="14pt" officeooo:rsid="0011b707" style:font-size-asian="14pt" style:font-size-complex="14pt" style:font-weight-complex="bold"/>
    </style:style>
    <style:style style:name="T17" style:family="text">
      <style:text-properties fo:color="#000000" fo:font-size="14pt" officeooo:rsid="002496f6" style:font-size-asian="14pt" style:font-size-complex="14pt" style:font-weight-complex="bold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normal" style:font-size-asian="14pt" style:font-weight-asian="normal" style:font-size-complex="14pt" style:font-weight-complex="bold"/>
    </style:style>
    <style:style style:name="T20" style:family="text">
      <style:text-properties fo:color="#000000" style:font-weight-complex="bold"/>
    </style:style>
    <style:style style:name="T21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en" fo:country="US" style:font-name-asian="Times New Roman" style:font-size-asian="14pt" style:font-size-complex="14pt"/>
    </style:style>
    <style:style style:name="T23" style:family="text">
      <style:text-properties fo:color="#000000" style:font-name="Times New Roman" fo:font-size="14pt" fo:language="en" fo:country="US" fo:font-weight="bold" style:font-name-asian="Times New Roman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size-complex="14pt"/>
    </style:style>
    <style:style style:name="T25" style:family="text">
      <style:text-properties fo:font-variant="normal" fo:text-transform="none" fo:font-size="14pt" style:font-size-asian="14pt" style:font-size-complex="14pt"/>
    </style:style>
    <style:style style:name="T26" style:family="text">
      <style:text-properties fo:font-variant="normal" fo:text-transform="none" fo:color="#000000" fo:font-size="14pt" style:font-size-asian="14pt" style:font-size-complex="14pt"/>
    </style:style>
    <style:style style:name="T27" style:family="text">
      <style:text-properties fo:color="#ff0000" fo:font-size="14pt" fo:font-weight="bold" style:font-size-asian="14pt" style:font-weight-asian="bold" style:font-size-complex="14pt"/>
    </style:style>
    <style:style style:name="T28" style:family="text">
      <style:text-properties fo:text-transform="uppercase" style:font-weight-complex="normal"/>
    </style:style>
    <style:style style:name="T29" style:family="text">
      <style:text-properties fo:text-transform="uppercase" fo:color="#000000" fo:font-size="12pt" fo:language="en" fo:country="US" fo:font-weight="normal" officeooo:rsid="00151c16" style:font-size-asian="12pt" style:font-weight-asian="normal" style:font-size-complex="12pt"/>
    </style:style>
    <style:style style:name="T30" style:family="text">
      <style:text-properties fo:text-transform="uppercase" fo:color="#000000" fo:font-size="12pt" fo:language="en" fo:country="US" fo:font-weight="normal" officeooo:rsid="001f9867" style:font-size-asian="12pt" style:font-weight-asian="normal" style:font-size-complex="12pt"/>
    </style:style>
    <style:style style:name="T31" style:family="text">
      <style:text-properties fo:text-transform="uppercase" fo:color="#000000" fo:font-size="12pt" fo:language="en" fo:country="US" fo:font-weight="normal" officeooo:rsid="002ca831" style:font-size-asian="12pt" style:font-weight-asian="normal" style:font-size-complex="12pt"/>
    </style:style>
    <style:style style:name="T32" style:family="text">
      <style:text-properties fo:text-transform="uppercase" fo:color="#000000" fo:font-size="12pt" fo:language="en" fo:country="US" fo:font-weight="normal" officeooo:rsid="002edd09" style:font-size-asian="12pt" style:font-weight-asian="normal" style:font-size-complex="12pt"/>
    </style:style>
    <style:style style:name="T33" style:family="text">
      <style:text-properties fo:text-transform="uppercase" fo:color="#000000" fo:font-size="12pt" fo:language="en" fo:country="US" fo:font-weight="normal" officeooo:rsid="0030a7b7" style:font-size-asian="12pt" style:font-weight-asian="normal" style:font-size-complex="12pt"/>
    </style:style>
    <style:style style:name="T34" style:family="text">
      <style:text-properties fo:text-transform="uppercase" fo:font-size="12pt" fo:language="en" fo:country="US" fo:font-weight="normal" style:font-size-asian="12pt" style:font-weight-asian="normal" style:font-size-complex="12pt"/>
    </style:style>
    <style:style style:name="T35" style:family="text">
      <style:text-properties fo:text-transform="uppercase" fo:font-size="12pt" fo:language="en" fo:country="US" fo:font-weight="normal" officeooo:rsid="0016f85c" style:font-size-asian="12pt" style:font-weight-asian="normal" style:font-size-complex="12pt"/>
    </style:style>
    <style:style style:name="T36" style:family="text">
      <style:text-properties fo:text-transform="uppercase" fo:font-size="12pt" fo:language="en" fo:country="US" fo:font-weight="normal" officeooo:rsid="0017c3f2" style:font-size-asian="12pt" style:font-weight-asian="normal" style:font-size-complex="12pt"/>
    </style:style>
    <style:style style:name="T37" style:family="text">
      <style:text-properties fo:text-transform="uppercase" fo:font-size="12pt" fo:language="en" fo:country="US" fo:font-weight="normal" officeooo:rsid="0019a498" style:font-size-asian="12pt" style:font-weight-asian="normal" style:font-size-complex="12pt"/>
    </style:style>
    <style:style style:name="T38" style:family="text">
      <style:text-properties fo:text-transform="uppercase" fo:font-size="12pt" fo:language="en" fo:country="US" fo:font-weight="normal" officeooo:rsid="0019c073" style:font-size-asian="12pt" style:font-weight-asian="normal" style:font-size-complex="12pt"/>
    </style:style>
    <style:style style:name="T39" style:family="text">
      <style:text-properties fo:text-transform="uppercase" fo:font-size="12pt" fo:language="en" fo:country="US" fo:font-weight="normal" officeooo:rsid="001e9772" style:font-size-asian="12pt" style:font-weight-asian="normal" style:font-size-complex="12pt"/>
    </style:style>
    <style:style style:name="T40" style:family="text">
      <style:text-properties fo:text-transform="uppercase" fo:font-size="12pt" fo:language="en" fo:country="US" fo:font-weight="normal" officeooo:rsid="001f9867" style:font-size-asian="12pt" style:font-weight-asian="normal" style:font-size-complex="12pt"/>
    </style:style>
    <style:style style:name="T41" style:family="text">
      <style:text-properties fo:text-transform="uppercase" fo:font-size="12pt" fo:language="en" fo:country="US" fo:font-weight="normal" officeooo:rsid="001fb4be" style:font-size-asian="12pt" style:font-weight-asian="normal" style:font-size-complex="12pt"/>
    </style:style>
    <style:style style:name="T42" style:family="text">
      <style:text-properties fo:text-transform="uppercase" fo:font-size="12pt" fo:language="en" fo:country="US" fo:font-weight="normal" officeooo:rsid="00211626" style:font-size-asian="12pt" style:font-weight-asian="normal" style:font-size-complex="12pt"/>
    </style:style>
    <style:style style:name="T43" style:family="text">
      <style:text-properties fo:text-transform="uppercase" fo:font-size="12pt" fo:language="en" fo:country="US" fo:font-weight="normal" officeooo:rsid="002ca831" style:font-size-asian="12pt" style:font-weight-asian="normal" style:font-size-complex="12pt"/>
    </style:style>
    <style:style style:name="T44" style:family="text">
      <style:text-properties fo:text-transform="uppercase" fo:font-size="12pt" fo:language="en" fo:country="US" fo:font-weight="normal" officeooo:rsid="002d76d1" style:font-size-asian="12pt" style:font-weight-asian="normal" style:font-size-complex="12pt"/>
    </style:style>
    <style:style style:name="T45" style:family="text">
      <style:text-properties fo:text-transform="uppercase" fo:font-size="12pt" fo:language="en" fo:country="US" fo:font-weight="normal" officeooo:rsid="002edd09" style:font-size-asian="12pt" style:font-weight-asian="normal" style:font-size-complex="12pt"/>
    </style:style>
    <style:style style:name="T46" style:family="text">
      <style:text-properties fo:text-transform="uppercase" fo:font-size="12pt" fo:language="en" fo:country="US" fo:font-weight="normal" officeooo:rsid="0030a7b7" style:font-size-asian="12pt" style:font-weight-asian="normal" style:font-size-complex="12pt"/>
    </style:style>
    <style:style style:name="T47" style:family="text">
      <style:text-properties officeooo:rsid="00107922"/>
    </style:style>
    <style:style style:name="T48" style:family="text">
      <style:text-properties style:font-name="FreeMono" fo:font-size="14pt" fo:language="en" fo:country="US" style:font-size-asian="14pt" style:font-size-complex="14pt" style:font-weight-complex="bold"/>
    </style:style>
    <style:style style:name="T49" style:family="text">
      <style:text-properties style:font-name="FreeMono" fo:font-size="12pt" fo:language="en" fo:country="US" style:font-size-asian="12pt" style:font-size-complex="12pt"/>
    </style:style>
    <style:style style:name="T50" style:family="text">
      <style:text-properties style:font-name="FreeMono" fo:font-size="12pt" fo:language="en" fo:country="US" officeooo:rsid="00388dcf" style:font-size-asian="12pt" style:font-size-complex="12pt"/>
    </style:style>
    <style:style style:name="T51" style:family="text">
      <style:text-properties fo:font-size="12pt" fo:language="en" fo:country="US" fo:font-weight="normal" style:font-size-asian="12pt" style:font-weight-asian="normal" style:font-size-complex="12pt"/>
    </style:style>
    <style:style style:name="T52" style:family="text">
      <style:text-properties fo:font-size="12pt" fo:language="en" fo:country="US" fo:font-weight="normal" officeooo:rsid="001f9867" style:font-size-asian="12pt" style:font-weight-asian="normal" style:font-size-complex="12pt"/>
    </style:style>
    <style:style style:name="T53" style:family="text">
      <style:text-properties fo:font-size="12pt" fo:language="en" fo:country="US" fo:font-weight="normal" officeooo:rsid="00211626" style:font-size-asian="12pt" style:font-weight-asian="normal" style:font-size-complex="12pt"/>
    </style:style>
    <style:style style:name="T54" style:family="text">
      <style:text-properties officeooo:rsid="00247017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24f635"/>
    </style:style>
    <style:style style:name="T57" style:family="text">
      <style:text-properties officeooo:rsid="002ca831"/>
    </style:style>
    <style:style style:name="T58" style:family="text">
      <style:text-properties officeooo:rsid="0035b7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4">МОЭВМ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2"><text:span text:style-name="Название_20_книги"><text:span text:style-name="T24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7"> </text:span></text:span><text:span text:style-name="Основной_20_шрифт_20_абзаца"><text:span text:style-name="T4">№</text:span></text:span><text:span text:style-name="Основной_20_шрифт_20_абзаца"><text:span text:style-name="T5">2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4">«Организация ЭВМ и систем»</text:span></text:span></text:p>
      <text:p text:style-name="P4"><text:span text:style-name="Название_20_книги"><text:span text:style-name="T25">Тема: </text:span></text:span><text:span text:style-name="Название_20_книги"><text:span text:style-name="T26">Изучение режимов адресации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938<text:span text:style-name="T56">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0">Лихашва А.Д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6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4"><text:span text:style-name="Основной_20_шрифт_20_абзаца"><text:span text:style-name="T14">2020</text:span></text:span></text:p>
      <text:p text:style-name="P23">Цель работы.</text:p>
      <text:p text:style-name="P24">Изучить режимы адресации, указать на ошибки в программе, <text:span text:style-name="T54">объяснив их.</text:span></text:p>
      <text:p text:style-name="P24"/>
      <text:p text:style-name="P26">Основные теоретические положения.</text:p>
      <text:p text:style-name="P27">Задание:</text:p>
      <text:p text:style-name="P27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7">В программу введен ряд ошибок, которые необходимо объяснить в отчете по работе, а соответствующие команды зако<text:span text:style-name="T47">м</text:span>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7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7"/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<text:span text:style-name="Основной_20_шрифт_20_абзаца"><text:span text:style-name="T2">Исходный код программы</text:span></text:span><text:span text:style-name="Основной_20_шрифт_20_абзаца"><text:span text:style-name="T3">:</text:span></text:span></text:p>
      <text:p text:style-name="P29"><text:span text:style-name="Основной_20_шрифт_20_абзаца"><text:span text:style-name="T49">; Программа изучения режимов адресации процессора IntelX86</text:span></text:span></text:p>
      <text:p text:style-name="P29"><text:span text:style-name="Основной_20_шрифт_20_абзаца"><text:span text:style-name="T49">EOL EQU '$'</text:span></text:span></text:p>
      <text:p text:style-name="P29"><text:span text:style-name="Основной_20_шрифт_20_абзаца"><text:span text:style-name="T49">ind EQU 2</text:span></text:span></text:p>
      <text:p text:style-name="P29"><text:span text:style-name="Основной_20_шрифт_20_абзаца"><text:span text:style-name="T49">n1 EQU 500</text:span></text:span></text:p>
      <text:p text:style-name="P29"><text:span text:style-name="Основной_20_шрифт_20_абзаца"><text:span text:style-name="T49">n2 EQU -50</text:span></text:span></text:p>
      <text:p text:style-name="P29"><text:span text:style-name="Основной_20_шрифт_20_абзаца"><text:span text:style-name="T49">; Стек программы</text:span></text:span></text:p>
      <text:p text:style-name="P29"><text:span text:style-name="Основной_20_шрифт_20_абзаца"><text:span text:style-name="T49">AStack <text:tab/>SEGMENT STACK</text:span></text:span></text:p>
      <text:p text:style-name="P29"><text:span text:style-name="Основной_20_шрифт_20_абзаца"><text:span text:style-name="T49"><text:tab/>DW 12 DUP(?)</text:span></text:span></text:p>
      <text:p text:style-name="P29"><text:span text:style-name="Основной_20_шрифт_20_абзаца"><text:span text:style-name="T49">AStack <text:tab/>ENDS</text:span></text:span></text:p>
      <text:p text:style-name="P29"><text:span text:style-name="Основной_20_шрифт_20_абзаца"><text:span text:style-name="T49">; Данные программы</text:span></text:span></text:p>
      <text:p text:style-name="P29"><text:span text:style-name="Основной_20_шрифт_20_абзаца"><text:span text:style-name="T49">DATA <text:tab/>SEGMENT</text:span></text:span></text:p>
      <text:p text:style-name="P29"><text:span text:style-name="Основной_20_шрифт_20_абзаца"><text:span text:style-name="T49">; Директивы описания данных</text:span></text:span></text:p>
      <text:p text:style-name="P29"><text:span text:style-name="Основной_20_шрифт_20_абзаца"><text:span text:style-name="T49">mem1 <text:tab/>DW 0</text:span></text:span></text:p>
      <text:p text:style-name="P29"><text:span text:style-name="Основной_20_шрифт_20_абзаца"><text:span text:style-name="T49">mem2 <text:tab/>DW 0</text:span></text:span></text:p>
      <text:p text:style-name="P29"><text:span text:style-name="Основной_20_шрифт_20_абзаца"><text:span text:style-name="T49">mem3 <text:tab/>DW 0</text:span></text:span></text:p>
      <text:p text:style-name="P29"><text:span text:style-name="Основной_20_шрифт_20_абзаца"><text:span text:style-name="T49">vec1 <text:tab/>DB 31,32,33,34,38,37,36,35</text:span></text:span></text:p>
      <text:p text:style-name="P29"><text:span text:style-name="Основной_20_шрифт_20_абзаца"><text:span text:style-name="T49">vec2 <text:tab/>DB 50,60,-50,-60,70,80,-70,-80 <text:s text:c="2"/></text:span></text:span></text:p>
      <text:p text:style-name="P29"><text:span text:style-name="Основной_20_шрифт_20_абзаца"><text:span text:style-name="T49">matr <text:tab/>DB -4,-3,7,8,-2,-1,5,6,-8,-7,3,4,-6,-5,1,2</text:span></text:span></text:p>
      <text:p text:style-name="P29"><text:span text:style-name="Основной_20_шрифт_20_абзаца"><text:span text:style-name="T49">DATA <text:tab/>ENDS</text:span></text:span></text:p>
      <text:p text:style-name="P29"><text:span text:style-name="Основной_20_шрифт_20_абзаца"><text:span text:style-name="T49">; Код программы</text:span></text:span></text:p>
      <text:p text:style-name="P29"><text:span text:style-name="Основной_20_шрифт_20_абзаца"><text:span text:style-name="T49">CODE <text:tab/>SEGMENT</text:span></text:span></text:p>
      <text:p text:style-name="P29"><text:span text:style-name="Основной_20_шрифт_20_абзаца"><text:span text:style-name="T49">ASSUME <text:tab/>CS:CODE, DS:DATA, SS:AStack</text:span></text:span></text:p>
      <text:p text:style-name="P29"><text:span text:style-name="Основной_20_шрифт_20_абзаца"><text:span text:style-name="T49">; Головная процедура</text:span></text:span></text:p>
      <text:p text:style-name="P29"><text:span text:style-name="Основной_20_шрифт_20_абзаца"><text:span text:style-name="T49">Main<text:tab/>PROC FAR</text:span></text:span></text:p>
      <text:p text:style-name="P29"><text:span text:style-name="Основной_20_шрифт_20_абзаца"><text:span text:style-name="T49"><text:tab/>push DS</text:span></text:span></text:p>
      <text:p text:style-name="P29"><text:span text:style-name="Основной_20_шрифт_20_абзаца"><text:span text:style-name="T49"><text:tab/>sub AX,AX</text:span></text:span></text:p>
      <text:p text:style-name="P29"><text:span text:style-name="Основной_20_шрифт_20_абзаца"><text:span text:style-name="T49"><text:tab/>push AX</text:span></text:span></text:p>
      <text:p text:style-name="P29"><text:span text:style-name="Основной_20_шрифт_20_абзаца"><text:span text:style-name="T49"><text:tab/>mov AX,DATA</text:span></text:span></text:p>
      <text:p text:style-name="P29"><text:span text:style-name="Основной_20_шрифт_20_абзаца"><text:span text:style-name="T49"><text:tab/>mov DS,AX</text:span></text:span></text:p>
      <text:p text:style-name="P29"><text:span text:style-name="Основной_20_шрифт_20_абзаца"><text:span text:style-name="T49">; ПРОВЕРКА РЕЖИМОВ АДРЕСАЦИИ НА УРОВНЕ СМЕЩЕНИЙ</text:span></text:span></text:p>
      <text:p text:style-name="P29"><text:span text:style-name="Основной_20_шрифт_20_абзаца"><text:span text:style-name="T49">; Регистровая адресация</text:span></text:span></text:p>
      <text:p text:style-name="P29"><text:span text:style-name="Основной_20_шрифт_20_абзаца"><text:span text:style-name="T49"><text:tab/>mov ax,n1</text:span></text:span></text:p>
      <text:p text:style-name="P29"><text:span text:style-name="Основной_20_шрифт_20_абзаца"><text:span text:style-name="T49"><text:tab/>mov cx,ax</text:span></text:span></text:p>
      <text:p text:style-name="P29"><text:span text:style-name="Основной_20_шрифт_20_абзаца"><text:span text:style-name="T49"><text:tab/>mov bl,EOL</text:span></text:span></text:p>
      <text:p text:style-name="P29"><text:soft-page-break/><text:span text:style-name="Основной_20_шрифт_20_абзаца"><text:span text:style-name="T49"><text:tab/>mov bh,n2</text:span></text:span></text:p>
      <text:p text:style-name="P29"><text:span text:style-name="Основной_20_шрифт_20_абзаца"><text:span text:style-name="T49">; Прямая адресация</text:span></text:span></text:p>
      <text:p text:style-name="P29"><text:span text:style-name="Основной_20_шрифт_20_абзаца"><text:span text:style-name="T49"><text:tab/>mov mem2,n2</text:span></text:span></text:p>
      <text:p text:style-name="P29"><text:span text:style-name="Основной_20_шрифт_20_абзаца"><text:span text:style-name="T49"><text:tab/>mov bx,OFFSET vec1</text:span></text:span></text:p>
      <text:p text:style-name="P29"><text:span text:style-name="Основной_20_шрифт_20_абзаца"><text:span text:style-name="T49"><text:tab/>mov mem1,ax</text:span></text:span></text:p>
      <text:p text:style-name="P29"><text:span text:style-name="Основной_20_шрифт_20_абзаца"><text:span text:style-name="T49">; Косвенная адресация</text:span></text:span></text:p>
      <text:p text:style-name="P29"><text:span text:style-name="Основной_20_шрифт_20_абзаца"><text:span text:style-name="T49"><text:tab/>mov al,[bx]</text:span></text:span></text:p>
      <text:p text:style-name="P29"><text:span text:style-name="Основной_20_шрифт_20_абзаца"><text:span text:style-name="T49"><text:tab/>mov mem3,[bx]</text:span></text:span></text:p>
      <text:p text:style-name="P29"><text:span text:style-name="Основной_20_шрифт_20_абзаца"><text:span text:style-name="T49">; Базированная адресация</text:span></text:span></text:p>
      <text:p text:style-name="P29"><text:span text:style-name="Основной_20_шрифт_20_абзаца"><text:span text:style-name="T49"><text:tab/>6mov al,[bx]+3</text:span></text:span></text:p>
      <text:p text:style-name="P29"><text:span text:style-name="Основной_20_шрифт_20_абзаца"><text:span text:style-name="T49"><text:tab/>mov cx,3[bx]</text:span></text:span></text:p>
      <text:p text:style-name="P29"><text:span text:style-name="Основной_20_шрифт_20_абзаца"><text:span text:style-name="T49">; Индексная адресация</text:span></text:span></text:p>
      <text:p text:style-name="P29"><text:span text:style-name="Основной_20_шрифт_20_абзаца"><text:span text:style-name="T49"><text:tab/>mov di,ind</text:span></text:span></text:p>
      <text:p text:style-name="P29"><text:span text:style-name="Основной_20_шрифт_20_абзаца"><text:span text:style-name="T49"><text:tab/>mov al,vec2[di]</text:span></text:span></text:p>
      <text:p text:style-name="P29"><text:span text:style-name="Основной_20_шрифт_20_абзаца"><text:span text:style-name="T49"><text:tab/>mov cx,vec2[di]</text:span></text:span></text:p>
      <text:p text:style-name="P29"><text:span text:style-name="Основной_20_шрифт_20_абзаца"><text:span text:style-name="T49">; Адресация с базированием и индексированием</text:span></text:span></text:p>
      <text:p text:style-name="P29"><text:span text:style-name="Основной_20_шрифт_20_абзаца"><text:span text:style-name="T49"><text:tab/>mov bx,3</text:span></text:span></text:p>
      <text:p text:style-name="P29"><text:span text:style-name="Основной_20_шрифт_20_абзаца"><text:span text:style-name="T49"><text:tab/>mov al,matr[bx][di]</text:span></text:span></text:p>
      <text:p text:style-name="P29"><text:span text:style-name="Основной_20_шрифт_20_абзаца"><text:span text:style-name="T49"><text:tab/>mov cx,matr[bx][di]</text:span></text:span></text:p>
      <text:p text:style-name="P29"><text:span text:style-name="Основной_20_шрифт_20_абзаца"><text:span text:style-name="T49"><text:tab/>mov ax,matr[bx*4][di]</text:span></text:span></text:p>
      <text:p text:style-name="P29"><text:span text:style-name="Основной_20_шрифт_20_абзаца"><text:span text:style-name="T49">; ПРОВЕРКА РЕЖИМОВ АДРЕСАЦИИ С УЧЕТОМ СЕГМЕНТОВ</text:span></text:span></text:p>
      <text:p text:style-name="P29"><text:span text:style-name="Основной_20_шрифт_20_абзаца"><text:span text:style-name="T49">; Переопределение сегмента</text:span></text:span></text:p>
      <text:p text:style-name="P29"><text:span text:style-name="Основной_20_шрифт_20_абзаца"><text:span text:style-name="T49">; ------ вариант 1</text:span></text:span></text:p>
      <text:p text:style-name="P29"><text:span text:style-name="Основной_20_шрифт_20_абзаца"><text:span text:style-name="T49"><text:tab/>mov ax, SEG vec2</text:span></text:span></text:p>
      <text:p text:style-name="P29"><text:span text:style-name="Основной_20_шрифт_20_абзаца"><text:span text:style-name="T49"><text:tab/>mov es, ax</text:span></text:span></text:p>
      <text:p text:style-name="P29"><text:span text:style-name="Основной_20_шрифт_20_абзаца"><text:span text:style-name="T49"><text:tab/>mov ax, es:[bx]</text:span></text:span></text:p>
      <text:p text:style-name="P29"><text:span text:style-name="Основной_20_шрифт_20_абзаца"><text:span text:style-name="T49"><text:tab/>mov ax, 0</text:span></text:span></text:p>
      <text:p text:style-name="P29"><text:span text:style-name="Основной_20_шрифт_20_абзаца"><text:span text:style-name="T49">; ------ вариант 2</text:span></text:span></text:p>
      <text:p text:style-name="P29"><text:span text:style-name="Основной_20_шрифт_20_абзаца"><text:span text:style-name="T49"><text:tab/>mov es, ax</text:span></text:span></text:p>
      <text:p text:style-name="P29"><text:span text:style-name="Основной_20_шрифт_20_абзаца"><text:span text:style-name="T49"><text:tab/>push ds</text:span></text:span></text:p>
      <text:p text:style-name="P29"><text:span text:style-name="Основной_20_шрифт_20_абзаца"><text:span text:style-name="T49"><text:tab/>pop es</text:span></text:span></text:p>
      <text:p text:style-name="P29"><text:span text:style-name="Основной_20_шрифт_20_абзаца"><text:span text:style-name="T49"><text:tab/>mov cx, es:[bx-1]</text:span></text:span></text:p>
      <text:p text:style-name="P29"><text:span text:style-name="Основной_20_шрифт_20_абзаца"><text:span text:style-name="T49"><text:tab/>xchg cx,ax</text:span></text:span></text:p>
      <text:p text:style-name="P29"><text:span text:style-name="Основной_20_шрифт_20_абзаца"><text:span text:style-name="T49">; ------ вариант 3</text:span></text:span></text:p>
      <text:p text:style-name="P29"><text:span text:style-name="Основной_20_шрифт_20_абзаца"><text:span text:style-name="T49"><text:tab/>mov di,ind</text:span></text:span></text:p>
      <text:p text:style-name="P29"><text:soft-page-break/><text:span text:style-name="Основной_20_шрифт_20_абзаца"><text:span text:style-name="T49"><text:tab/>mov es:[bx+di],ax</text:span></text:span></text:p>
      <text:p text:style-name="P29"><text:span text:style-name="Основной_20_шрифт_20_абзаца"><text:span text:style-name="T49">; ------ вариант 4</text:span></text:span></text:p>
      <text:p text:style-name="P29"><text:span text:style-name="Основной_20_шрифт_20_абзаца"><text:span text:style-name="T49"><text:tab/>mov bp,sp</text:span></text:span></text:p>
      <text:p text:style-name="P29"><text:span text:style-name="Основной_20_шрифт_20_абзаца"><text:span text:style-name="T49"><text:tab/>mov ax,matr[bp+bx]</text:span></text:span></text:p>
      <text:p text:style-name="P29"><text:span text:style-name="Основной_20_шрифт_20_абзаца"><text:span text:style-name="T49"><text:tab/>mov ax,matr[bp+di+si]</text:span></text:span></text:p>
      <text:p text:style-name="P29"><text:span text:style-name="Основной_20_шрифт_20_абзаца"><text:span text:style-name="T49">; Использование сегмента стека</text:span></text:span></text:p>
      <text:p text:style-name="P29"><text:span text:style-name="Основной_20_шрифт_20_абзаца"><text:span text:style-name="T49"><text:tab/>push mem1</text:span></text:span></text:p>
      <text:p text:style-name="P29"><text:span text:style-name="Основной_20_шрифт_20_абзаца"><text:span text:style-name="T49"><text:tab/>push mem2</text:span></text:span></text:p>
      <text:p text:style-name="P29"><text:span text:style-name="Основной_20_шрифт_20_абзаца"><text:span text:style-name="T49"><text:tab/>mov bp,sp</text:span></text:span></text:p>
      <text:p text:style-name="P29"><text:span text:style-name="Основной_20_шрифт_20_абзаца"><text:span text:style-name="T49"><text:tab/>mov dx,[bp]+2</text:span></text:span></text:p>
      <text:p text:style-name="P29"><text:span text:style-name="Основной_20_шрифт_20_абзаца"><text:span text:style-name="T49"><text:tab/>ret 2</text:span></text:span></text:p>
      <text:p text:style-name="P29"><text:span text:style-name="Основной_20_шрифт_20_абзаца"><text:span text:style-name="T49">Main<text:tab/>ENDP</text:span></text:span></text:p>
      <text:p text:style-name="P29"><text:span text:style-name="Основной_20_шрифт_20_абзаца"><text:span text:style-name="T49">CODE<text:tab/>ENDS</text:span></text:span></text:p>
      <text:p text:style-name="P29"><text:span text:style-name="Основной_20_шрифт_20_абзаца"><text:span text:style-name="T49">END Main</text:span></text:span></text:p>
      <text:p text:style-name="P55"><text:span text:style-name="Основной_20_шрифт_20_абзаца"><text:span text:style-name="T49"/></text:span></text:p>
      <text:p text:style-name="P56"><text:span text:style-name="Основной_20_шрифт_20_абзаца"><text:span text:style-name="T50"/></text:span></text:p>
      <text:p text:style-name="P57">Обработка результатов эксперимента.</text:p>
      <text:p text:style-name="P51"><text:tab/><text:span text:style-name="T58">1) <text:s/></text:span>mov mem3,[bx] 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Improper operand type”</text:span></text:span></text:p>
      <text:p text:style-name="P50"><text:span text:style-name="Основной_20_шрифт_20_абзаца"><text:span text:style-name="T15"><text:tab/>Нельзя</text:span></text:span><text:span text:style-name="Основной_20_шрифт_20_абзаца"><text:span text:style-name="T14"> прямо передавать объекты с памяти в память. Если </text:span></text:span><text:span text:style-name="Основной_20_шрифт_20_абзаца"><text:span text:style-name="T15">нужно передать</text:span></text:span><text:span text:style-name="Основной_20_шрифт_20_абзаца"><text:span text:style-name="T14"> данные из ячейки [</text:span></text:span><text:span text:style-name="Основной_20_шрифт_20_абзаца"><text:span text:style-name="T7">bx</text:span></text:span><text:span text:style-name="Основной_20_шрифт_20_абзаца"><text:span text:style-name="T14">] в ячейку, на которую ссылается переменная </text:span></text:span><text:span text:style-name="Основной_20_шрифт_20_абзаца"><text:span text:style-name="T7">mem</text:span></text:span><text:span text:style-name="Основной_20_шрифт_20_абзаца"><text:span text:style-name="T14">3, то </text:span></text:span><text:span text:style-name="Основной_20_шрифт_20_абзаца"><text:span text:style-name="T17">это нужно сделать</text:span></text:span><text:span text:style-name="Основной_20_шрифт_20_абзаца"><text:span text:style-name="T14"> через регистр </text:span></text:span><text:span text:style-name="Основной_20_шрифт_20_абзаца"><text:span text:style-name="T15">AX</text:span></text:span><text:span text:style-name="Основной_20_шрифт_20_абзаца"><text:span text:style-name="T14">.</text:span></text:span></text:p>
      <text:p text:style-name="P52"/>
      <text:p text:style-name="P51"><text:tab/><text:span text:style-name="T58">2) </text:span>mov cx,vec2[di]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Operand types must match”</text:span></text:span></text:p>
      <text:p text:style-name="P50"><text:span text:style-name="Основной_20_шрифт_20_абзаца"><text:span text:style-name="T14"><text:tab/>Переменная </text:span></text:span><text:span text:style-name="Основной_20_шрифт_20_абзаца"><text:span text:style-name="T7">vec</text:span></text:span><text:span text:style-name="Основной_20_шрифт_20_абзаца"><text:span text:style-name="T14">2 – массив, и каждая его ячейка имеет тип </text:span></text:span><text:span text:style-name="Основной_20_шрифт_20_абзаца"><text:span text:style-name="T7">DB,</text:span></text:span><text:span text:style-name="Основной_20_шрифт_20_абзаца"><text:span text:style-name="T14"> т</text:span></text:span><text:span text:style-name="Основной_20_шрифт_20_абзаца"><text:span text:style-name="T17">о есть</text:span></text:span><text:span text:style-name="Основной_20_шрифт_20_абзаца"><text:span text:style-name="T14"> занимает ровно 1 байт. В то же время регистр</text:span></text:span><text:span text:style-name="Основной_20_шрифт_20_абзаца"><text:span text:style-name="T7"> </text:span></text:span><text:span text:style-name="Основной_20_шрифт_20_абзаца"><text:span text:style-name="T8">СХ</text:span></text:span><text:span text:style-name="Основной_20_шрифт_20_абзаца"><text:span text:style-name="T14"> занимает 2 байта. Место, которое занимают операнды должно быть одинаковым. </text:span></text:span><text:span text:style-name="Основной_20_шрифт_20_абзаца"><text:span text:style-name="T16">Можно </text:span></text:span><text:span text:style-name="Основной_20_шрифт_20_абзаца"><text:span text:style-name="T14">передать </text:span></text:span><text:span text:style-name="Основной_20_шрифт_20_абзаца"><text:span text:style-name="T7">vec</text:span></text:span><text:span text:style-name="Основной_20_шрифт_20_абзаца"><text:span text:style-name="T14">2[</text:span></text:span><text:span text:style-name="Основной_20_шрифт_20_абзаца"><text:span text:style-name="T7">di</text:span></text:span><text:span text:style-name="Основной_20_шрифт_20_абзаца"><text:span text:style-name="T14">] в </text:span></text:span><text:span text:style-name="Основной_20_шрифт_20_абзаца"><text:span text:style-name="T8">CH</text:span></text:span><text:span text:style-name="Основной_20_шрифт_20_абзаца"><text:span text:style-name="T14"> или </text:span></text:span><text:span text:style-name="Основной_20_шрифт_20_абзаца"><text:span text:style-name="T8">CL</text:span></text:span><text:span text:style-name="Основной_20_шрифт_20_абзаца"><text:span text:style-name="T14">, но не в </text:span></text:span><text:span text:style-name="Основной_20_шрифт_20_абзаца"><text:span text:style-name="T8">CX</text:span></text:span><text:span text:style-name="Основной_20_шрифт_20_абзаца"><text:span text:style-name="T14">. </text:span></text:span></text:p>
      <text:p text:style-name="P52"/>
      <text:p text:style-name="P51"><text:tab/><text:span text:style-name="T58">3) </text:span>mov cx,matr[bx][di]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Operand types must match”</text:span></text:span></text:p>
      <text:p text:style-name="P50"><text:soft-page-break/><text:span text:style-name="Основной_20_шрифт_20_абзаца"><text:span text:style-name="T14"><text:tab/>То же самое, что и в прошлой ошибке. Ячейки двумерного массива имеют размерность 1 байт (</text:span></text:span><text:span text:style-name="Основной_20_шрифт_20_абзаца"><text:span text:style-name="T7">DB</text:span></text:span><text:span text:style-name="Основной_20_шрифт_20_абзаца"><text:span text:style-name="T14">), а регистр </text:span></text:span><text:span text:style-name="Основной_20_шрифт_20_абзаца"><text:span text:style-name="T9">CX</text:span></text:span><text:span text:style-name="Основной_20_шрифт_20_абзаца"><text:span text:style-name="T14"> – 2 байта.</text:span></text:span></text:p>
      <text:p text:style-name="P51"/>
      <text:p text:style-name="P51"><text:tab/><text:span text:style-name="T58">4) </text:span>mov ax,matr[bx*4][di]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Illegal register value”</text:span></text:span></text:p>
      <text:p text:style-name="P50"><text:span text:style-name="Основной_20_шрифт_20_абзаца"><text:span text:style-name="T14"><text:tab/>Операцию умножение на число можно применять только к регистрам с префиксом </text:span></text:span><text:span text:style-name="Основной_20_шрифт_20_абзаца"><text:span text:style-name="T9">E</text:span></text:span><text:span text:style-name="Основной_20_шрифт_20_абзаца"><text:span text:style-name="T14">. </text:span></text:span></text:p>
      <text:p text:style-name="P50"><text:span text:style-name="Основной_20_шрифт_20_абзаца"><text:span text:style-name="T14"/></text:span></text:p>
      <text:p text:style-name="P51"><text:tab/><text:span text:style-name="T58">5) </text:span>mov ax,matr[bp+bx]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Multiple base registers”</text:span></text:span></text:p>
      <text:p text:style-name="P50"><text:span text:style-name="Основной_20_шрифт_20_абзаца"><text:span text:style-name="T10"><text:tab/>Нельзя использовать более одного базового регистра</text:span></text:span><text:span text:style-name="Основной_20_шрифт_20_абзаца"><text:span text:style-name="T11">. Размер элементов матрицы matr 1 байт, а A</text:span></text:span><text:span text:style-name="Основной_20_шрифт_20_абзаца"><text:span text:style-name="T12">X</text:span></text:span><text:span text:style-name="Основной_20_шрифт_20_абзаца"><text:span text:style-name="T10"> – 2 байта</text:span></text:span><text:span text:style-name="Основной_20_шрифт_20_абзаца"><text:span text:style-name="T9"> </text:span></text:span><text:span text:style-name="Основной_20_шрифт_20_абзаца"><text:span text:style-name="T14">. </text:span></text:span></text:p>
      <text:p text:style-name="P50"><text:span text:style-name="Основной_20_шрифт_20_абзаца"><text:span text:style-name="T14"/></text:span></text:p>
      <text:p text:style-name="P51"><text:tab/><text:span text:style-name="T58">6) </text:span>mov ax, matr[bp+di+si]</text:p>
      <text:p text:style-name="P50"><text:span text:style-name="Основной_20_шрифт_20_абзаца"><text:span text:style-name="T14"><text:tab/>Ошибка</text:span></text:span><text:span text:style-name="Основной_20_шрифт_20_абзаца"><text:span text:style-name="T7">: “Multiple index registers”</text:span></text:span></text:p>
      <text:h text:style-name="P66" text:outline-level="3"><text:span text:style-name="Основной_20_шрифт_20_абзаца"><text:span text:style-name="T10"><text:tab/>Нельзя использовать более одного индексного регистра</text:span></text:span><text:span text:style-name="Основной_20_шрифт_20_абзаца"><text:span text:style-name="T18">. Нельзя использовать более двух регистров. </text:span></text:span><text:span text:style-name="Основной_20_шрифт_20_абзаца"><text:span text:style-name="T11">Размер элементов матрицы matr 1 байт, а A</text:span></text:span><text:span text:style-name="Основной_20_шрифт_20_абзаца"><text:span text:style-name="T12">X</text:span></text:span><text:span text:style-name="Основной_20_шрифт_20_абзаца"><text:span text:style-name="T10"> – 2 байта</text:span></text:span><text:span text:style-name="Основной_20_шрифт_20_абзаца"><text:span text:style-name="T11"> </text:span></text:span><text:span text:style-name="Основной_20_шрифт_20_абзаца"><text:span text:style-name="T19">. </text:span></text:span></text:h>
      <text:p text:style-name="P49"><text:span text:style-name="T20"><text:s/></text:span></text:p>
      <text:p text:style-name="P64"/>
      <text:p text:style-name="P30"><text:span text:style-name="Основной_20_шрифт_20_абзаца"><text:span text:style-name="T23">Листинг трансляции программы: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/>= 0024<text:tab/><text:tab/><text:tab/><text:tab/>EOL EQU '$'</text:span></text:span></text:p>
      <text:p text:style-name="P30"><text:span text:style-name="Основной_20_шрифт_20_абзаца"><text:span text:style-name="T48"><text:s/>= 0002<text:tab/><text:tab/><text:tab/><text:tab/>ind <text:s/>EQU <text:s text:c="2"/>2</text:span></text:span></text:p>
      <text:p text:style-name="P30"><text:span text:style-name="Основной_20_шрифт_20_абзаца"><text:span text:style-name="T48"><text:s/>= 01F4<text:tab/><text:tab/><text:tab/><text:tab/>n1 <text:s text:c="2"/>EQU <text:s/>500</text:span></text:span></text:p>
      <text:p text:style-name="P30"><text:span text:style-name="Основной_20_шрифт_20_абзаца"><text:span text:style-name="T48"><text:s/>=-0032<text:tab/><text:tab/><text:tab/><text:tab/>n2 <text:s text:c="2"/>EQU <text:s/>-50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pan text:style-name="Основной_20_шрифт_20_абзаца"><text:span text:style-name="T48"><text:tab/><text:tab/><text:tab/><text:tab/>; РЎС‚РµРє <text:s/>РїСЂРѕРіСЂР°РјРјС‹</text:span></text:span></text:p>
      <text:p text:style-name="P30"><text:span text:style-name="Основной_20_шрифт_20_абзаца"><text:span text:style-name="T48"><text:s/>0000<text:tab/><text:tab/><text:tab/><text:tab/>AStack SEGMENT <text:s/>STACK</text:span></text:span></text:p>
      <text:p text:style-name="P30"><text:span text:style-name="Основной_20_шрифт_20_абзаца"><text:span text:style-name="T48"><text:s/>0000 <text:s/>000C[<text:tab/><text:tab/><text:tab/> <text:s text:c="3"/>DW 12 DUP(?)</text:span></text:span></text:p>
      <text:p text:style-name="P30"><text:soft-page-break/><text:span text:style-name="Основной_20_шрифт_20_абзаца"><text:span text:style-name="T48"><text:tab/> <text:s text:c="2"/>????<text:tab/><text:tab/><text:tab/></text:span></text:span></text:p>
      <text:p text:style-name="P30"><text:span text:style-name="Основной_20_шрифт_20_абзаца"><text:span text:style-name="T48"><text:tab/><text:tab/><text:tab/> ]<text:tab/>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pan text:style-name="Основной_20_шрифт_20_абзаца"><text:span text:style-name="T48"><text:s/>0018<text:tab/><text:tab/><text:tab/><text:tab/>AStack <text:s/>ENDS</text:span></text:span></text:p>
      <text:p text:style-name="P30"><text:span text:style-name="Основной_20_шрифт_20_абзаца"><text:span text:style-name="T48"><text:tab/><text:tab/><text:tab/><text:tab/>;Р”Р°РЅРЅС‹Рµ РїСЂРѕРіСЂР°РјРјС‹</text:span></text:span></text:p>
      <text:p text:style-name="P30"><text:span text:style-name="Основной_20_шрифт_20_абзаца"><text:span text:style-name="T48"><text:s/>0000<text:tab/><text:tab/><text:tab/><text:tab/>DATA <text:s text:c="5"/>SEGMENT</text:span></text:span></text:p>
      <text:p text:style-name="P30"><text:span text:style-name="Основной_20_шрифт_20_абзаца"><text:span text:style-name="T48"><text:tab/><text:tab/><text:tab/><text:tab/>;Р”РёСЂРµРєС‚РёРІС‹ РѕРїРёСЃР°РЅРёСЏ РґР°РЅРЅС‹</text:span></text:span></text:p>
      <text:p text:style-name="P30"><text:span text:style-name="Основной_20_шрифт_20_абзаца"><text:span text:style-name="T48"><text:tab/><text:tab/><text:tab/><text:tab/>С…</text:span></text:span></text:p>
      <text:p text:style-name="P30"><text:span text:style-name="Основной_20_шрифт_20_абзаца"><text:span text:style-name="T48"><text:s/>0000 <text:s/>0000<text:tab/><text:tab/><text:tab/>mem1 <text:s text:c="5"/>DW <text:s text:c="3"/>0</text:span></text:span></text:p>
      <text:p text:style-name="P30"><text:span text:style-name="Основной_20_шрифт_20_абзаца"><text:span text:style-name="T48"><text:s/>0002 <text:s/>0000<text:tab/><text:tab/><text:tab/>mem2 <text:s text:c="5"/>DW <text:s text:c="3"/>0</text:span></text:span></text:p>
      <text:p text:style-name="P30"><text:span text:style-name="Основной_20_шрифт_20_абзаца"><text:span text:style-name="T48"><text:s/>0004 <text:s/>0000<text:tab/><text:tab/><text:tab/>mem3 <text:s text:c="5"/>DW <text:s text:c="3"/>0</text:span></text:span></text:p>
      <text:p text:style-name="P30"><text:span text:style-name="Основной_20_шрифт_20_абзаца"><text:span text:style-name="T48"><text:s/>0006 <text:s/>1F 20 21 22 26 25<text:tab/>vec1 <text:tab/> <text:s/>DB 31,32,33,34,38,37,36,35</text:span></text:span></text:p>
      <text:p text:style-name="P30"><text:span text:style-name="Основной_20_шрифт_20_абзаца"><text:span text:style-name="T48"><text:s text:c="7"/>24 23<text:tab/><text:tab/><text:tab/></text:span></text:span></text:p>
      <text:p text:style-name="P30"><text:span text:style-name="Основной_20_шрифт_20_абзаца"><text:span text:style-name="T48"><text:s/>000E <text:s/>32 3C CE C4 46 50<text:tab/>vec2 <text:tab/> <text:s/>DB 50,60,-50,-60,70,80,-70,-80</text:span></text:span></text:p>
      <text:p text:style-name="P30"><text:span text:style-name="Основной_20_шрифт_20_абзаца"><text:span text:style-name="T48"><text:s text:c="7"/>BA B0<text:tab/><text:tab/><text:tab/></text:span></text:span></text:p>
      <text:p text:style-name="P30"><text:span text:style-name="Основной_20_шрифт_20_абзаца"><text:span text:style-name="T48"><text:s/>0016 <text:s/>FC FD 07 08 FE FF<text:tab/>matr <text:tab/> <text:s/>DB -4,-3,7,8,-2,-1,5,6,-8,-7,3,4,-6,-</text:span></text:span></text:p>
      <text:p text:style-name="P30"><text:span text:style-name="Основной_20_шрифт_20_абзаца"><text:span text:style-name="T48"><text:tab/><text:tab/><text:tab/><text:tab/>5,1,2</text:span></text:span></text:p>
      <text:p text:style-name="P30"><text:span text:style-name="Основной_20_шрифт_20_абзаца"><text:span text:style-name="T48"><text:s text:c="7"/>05 06 F8 F9 03 04<text:tab/></text:span></text:span></text:p>
      <text:p text:style-name="P30"><text:span text:style-name="Основной_20_шрифт_20_абзаца"><text:span text:style-name="T48"><text:s text:c="7"/>FA FB 01 02<text:tab/><text:tab/></text:span></text:span></text:p>
      <text:p text:style-name="P30"><text:span text:style-name="Основной_20_шрифт_20_абзаца"><text:span text:style-name="T48"><text:s/>0026<text:tab/><text:tab/><text:tab/><text:tab/>DATA <text:s text:c="5"/>ENDS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pan text:style-name="Основной_20_шрифт_20_абзаца"><text:span text:style-name="T48"><text:tab/><text:tab/><text:tab/><text:tab/>; РљРѕРґ РїСЂРѕРіСЂР°РјРјС‹</text:span></text:span></text:p>
      <text:p text:style-name="P30"><text:span text:style-name="Основной_20_шрифт_20_абзаца"><text:span text:style-name="T48"><text:s/>0000<text:tab/><text:tab/><text:tab/><text:tab/>CODE <text:s text:c="5"/>SEGMENT</text:span></text:span></text:p>
      <text:p text:style-name="P30"><text:span text:style-name="Основной_20_шрифт_20_абзаца"><text:span text:style-name="T48"><text:tab/><text:tab/><text:tab/><text:tab/> <text:s text:c="5"/>ASSUME CS:CODE, DS:DATA, SS:AStack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oft-page-break/><text:span text:style-name="Основной_20_шрифт_20_абзаца"><text:span text:style-name="T48"><text:tab/><text:tab/><text:tab/><text:tab/>; Р“РѕР»РѕРІРЅР°СЏ РїСЂРѕС†РµРґСѓСЂР°</text:span></text:span></text:p>
      <text:p text:style-name="P30"><text:span text:style-name="Основной_20_шрифт_20_абзаца"><text:span text:style-name="T48"><text:s/>0000<text:tab/><text:tab/><text:tab/><text:tab/>Main <text:s text:c="5"/>PROC <text:s/>FAR</text:span></text:span></text:p>
      <text:p text:style-name="P30"><text:span text:style-name="Основной_20_шрифт_20_абзаца"><text:span text:style-name="T48"><text:s/>0000 <text:s/>1E<text:tab/><text:tab/><text:tab/> <text:s text:c="5"/>push <text:s/>DS</text:span></text:span></text:p>
      <text:p text:style-name="P30"><text:span text:style-name="Основной_20_шрифт_20_абзаца"><text:span text:style-name="T48"><text:s/>0001 <text:s/>2B C0<text:tab/><text:tab/><text:tab/> <text:s text:c="5"/>sub <text:s text:c="2"/>AX,AX</text:span></text:span></text:p>
      <text:p text:style-name="P30"><text:span text:style-name="Основной_20_шрифт_20_абзаца"><text:span text:style-name="T48"><text:s/>0003 <text:s/>50<text:tab/><text:tab/><text:tab/> <text:s text:c="5"/>push <text:s/>AX</text:span></text:span></text:p>
      <text:p text:style-name="P30"><text:span text:style-name="Основной_20_шрифт_20_абзаца"><text:span text:style-name="T48"><text:s/>0004 <text:s/>B8 ---- R<text:tab/><text:tab/> <text:s text:c="5"/>mov <text:s text:c="2"/>AX,DATA</text:span></text:span></text:p>
      <text:p text:style-name="P30"><text:span text:style-name="Основной_20_шрифт_20_абзаца"><text:span text:style-name="T48"><text:s/>0007 <text:s/>8E D8<text:tab/><text:tab/><text:tab/> <text:s text:c="5"/>mov <text:s text:c="2"/>DS,AX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pan text:style-name="Основной_20_шрифт_20_абзаца"><text:span text:style-name="T48"><text:tab/><text:tab/><text:tab/><text:tab/>; <text:s/>РџР РћР’Р•Р РљРђ Р Р•Р–РРњРћР’ РђР”Р Р•РЎРђ</text:span></text:span></text:p>
      <text:p text:style-name="P30"><text:span text:style-name="Основной_20_шрифт_20_абзаца"><text:span text:style-name="T48"><text:tab/><text:tab/><text:tab/><text:tab/>Р¦РР РќРђ РЈР РћР’РќР• РЎРњР•Р©Р•РќРР™</text:span></text:span></text:p>
      <text:p text:style-name="P30"><text:span text:style-name="Основной_20_шрифт_20_абзаца"><text:span text:style-name="T48"><text:tab/><text:tab/><text:tab/><text:tab/>; <text:s/>Р РµРіРёСЃС‚СЂРѕРІР°СЏ Р°РґСЂРµСЃР°С†РёСЏ</text:span></text:span></text:p>
      <text:p text:style-name="P30"><text:span text:style-name="Основной_20_шрифт_20_абзаца"><text:span text:style-name="T48"><text:s/>0009 <text:s/>B8 01F4<text:tab/><text:tab/><text:tab/> <text:s text:c="7"/>mov <text:s/>ax,n1</text:span></text:span></text:p>
      <text:p text:style-name="P30"><text:span text:style-name="Основной_20_шрифт_20_абзаца"><text:span text:style-name="T48"><text:s/>000C <text:s/>8B C8<text:tab/><text:tab/><text:tab/> <text:s text:c="7"/>mov <text:s/>cx,ax</text:span></text:span></text:p>
      <text:p text:style-name="P30"><text:span text:style-name="Основной_20_шрифт_20_абзаца"><text:span text:style-name="T48"><text:s/>000E <text:s/>B3 24<text:tab/><text:tab/><text:tab/> <text:s text:c="7"/>mov <text:s/>bl,EOL</text:span></text:span></text:p>
      <text:p text:style-name="P30"><text:span text:style-name="Основной_20_шрифт_20_абзаца"><text:span text:style-name="T48"><text:s/>0010 <text:s/>B7 CE<text:tab/><text:tab/><text:tab/> <text:s text:c="7"/>mov <text:s/>bh,n2</text:span></text:span></text:p>
      <text:p text:style-name="P30"><text:span text:style-name="Основной_20_шрифт_20_абзаца"><text:span text:style-name="T48"><text:tab/><text:tab/><text:tab/><text:tab/>; <text:s/>РџСЂСЏРјР°СЏ <text:s text:c="2"/>Р°РґСЂРµСЃР°С†РёСЏ</text:span></text:span></text:p>
      <text:p text:style-name="P30"><text:span text:style-name="Основной_20_шрифт_20_абзаца"><text:span text:style-name="T48"><text:s/>0012 <text:s/>C7 06 0002 R FFCE<text:tab/> <text:s text:c="7"/>mov <text:s/>mem2,n2</text:span></text:span></text:p>
      <text:p text:style-name="P30"><text:span text:style-name="Основной_20_шрифт_20_абзаца"><text:span text:style-name="T48"><text:s/>0018 <text:s/>BB 0006 R<text:tab/><text:tab/> <text:s text:c="7"/>mov <text:s/>bx,OFFSET vec1</text:span></text:span></text:p>
      <text:p text:style-name="P63"><text:span text:style-name="Основной_20_шрифт_20_абзаца"><text:span text:style-name="T48"/></text:span></text:p>
      <text:p text:style-name="P63"><text:span text:style-name="Основной_20_шрифт_20_абзаца"><text:span text:style-name="T48">#Microsoft (R) Macro Assembler Version 5.10 <text:s text:c="17"/>11/19/20 20:12:3</text:span></text:span></text:p>
      <text:p text:style-name="P30"><text:span text:style-name="Основной_20_шрифт_20_абзаца"><text:span text:style-name="T48"><text:s text:c="61"/>Page <text:s text:c="4"/>1-2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/>001B <text:s/>A3 0000 R<text:tab/><text:tab/> <text:s text:c="7"/>mov <text:s/>mem1,ax</text:span></text:span></text:p>
      <text:p text:style-name="P30"><text:soft-page-break/><text:span text:style-name="Основной_20_шрифт_20_абзаца"><text:span text:style-name="T48"><text:tab/><text:tab/><text:tab/><text:tab/>; <text:s/>РљРѕСЃРІРµРЅРЅР°СЏ Р°РґСЂРµСЃР°С†РёСЏ</text:span></text:span></text:p>
      <text:p text:style-name="P30"><text:span text:style-name="Основной_20_шрифт_20_абзаца"><text:span text:style-name="T48"><text:s/>001E <text:s/>8A 07<text:tab/><text:tab/><text:tab/> <text:s text:c="7"/>mov <text:s/>al,[bx]</text:span></text:span></text:p>
      <text:p text:style-name="P30"><text:span text:style-name="Основной_20_шрифт_20_абзаца"><text:span text:style-name="T48"><text:tab/><text:tab/><text:tab/><text:tab/> <text:s text:c="7"/>;mov <text:s/>mem3,[bx]</text:span></text:span></text:p>
      <text:p text:style-name="P30"><text:span text:style-name="Основной_20_шрифт_20_абзаца"><text:span text:style-name="T48"><text:tab/><text:tab/><text:tab/><text:tab/>; <text:s/>Р‘Р°Р·РёСЂРѕРІР°РЅРЅР°СЏ Р°РґСЂРµСЃР°С†РёСЏ</text:span></text:span></text:p>
      <text:p text:style-name="P30"><text:span text:style-name="Основной_20_шрифт_20_абзаца"><text:span text:style-name="T48"><text:s/>0020 <text:s/>8A 47 03<text:tab/><text:tab/><text:tab/> <text:s text:c="7"/>mov <text:s/>al,[bx]+3</text:span></text:span></text:p>
      <text:p text:style-name="P30"><text:span text:style-name="Основной_20_шрифт_20_абзаца"><text:span text:style-name="T48"><text:s/>0023 <text:s/>8B 4F 03<text:tab/><text:tab/><text:tab/> <text:s text:c="7"/>mov <text:s/>cx,3[bx]</text:span></text:span></text:p>
      <text:p text:style-name="P30"><text:span text:style-name="Основной_20_шрифт_20_абзаца"><text:span text:style-name="T48"><text:tab/><text:tab/><text:tab/><text:tab/>; <text:s/>РРЅРґРµРєСЃРЅР°СЏ Р°РґСЂРµСЃР°С†РёСЏ</text:span></text:span></text:p>
      <text:p text:style-name="P30"><text:span text:style-name="Основной_20_шрифт_20_абзаца"><text:span text:style-name="T48"><text:s/>0026 <text:s/>BF 0002<text:tab/><text:tab/><text:tab/> <text:s text:c="7"/>mov <text:s/>di,ind</text:span></text:span></text:p>
      <text:p text:style-name="P30"><text:span text:style-name="Основной_20_шрифт_20_абзаца"><text:span text:style-name="T48"><text:s/>0029 <text:s/>8A 85 000E R<text:tab/><text:tab/> <text:s text:c="7"/>mov <text:s/>al,vec2[di]</text:span></text:span></text:p>
      <text:p text:style-name="P30"><text:span text:style-name="Основной_20_шрифт_20_абзаца"><text:span text:style-name="T48"><text:tab/><text:tab/><text:tab/><text:tab/> <text:s text:c="7"/>;mov <text:s/>cx,vec2[di]</text:span></text:span></text:p>
      <text:p text:style-name="P30"><text:span text:style-name="Основной_20_шрифт_20_абзаца"><text:span text:style-name="T48"><text:tab/><text:tab/><text:tab/><text:tab/>; <text:s/>РђРґСЂРµСЃР°С†РёСЏ СЃ Р±Р°Р·РёСЂРѕРІР°РЅРёРµ</text:span></text:span></text:p>
      <text:p text:style-name="P30"><text:span text:style-name="Основной_20_шрифт_20_абзаца"><text:span text:style-name="T48"><text:tab/><text:tab/><text:tab/><text:tab/>Рј Рё РёРЅРґРµРєСЃРёСЂРѕРІР°РЅРёРµРј</text:span></text:span></text:p>
      <text:p text:style-name="P30"><text:span text:style-name="Основной_20_шрифт_20_абзаца"><text:span text:style-name="T48"><text:s/>002D <text:s/>BB 0003<text:tab/><text:tab/><text:tab/> <text:s text:c="7"/>mov <text:s/>bx,3</text:span></text:span></text:p>
      <text:p text:style-name="P30"><text:span text:style-name="Основной_20_шрифт_20_абзаца"><text:span text:style-name="T48"><text:s/>0030 <text:s/>8A 81 0016 R<text:tab/><text:tab/> <text:s text:c="7"/>mov <text:s/>al,matr[bx][di]</text:span></text:span></text:p>
      <text:p text:style-name="P30"><text:span text:style-name="Основной_20_шрифт_20_абзаца"><text:span text:style-name="T48"><text:tab/><text:tab/><text:tab/><text:tab/> <text:s text:c="7"/>;mov <text:s/>cx,matr[bx][di]</text:span></text:span></text:p>
      <text:p text:style-name="P30"><text:span text:style-name="Основной_20_шрифт_20_абзаца"><text:span text:style-name="T48"><text:tab/><text:tab/><text:tab/><text:tab/> <text:s text:c="7"/>;mov <text:s/>ax,matr[bx*4][di]</text:span></text:span></text:p>
      <text:p text:style-name="P30"><text:span text:style-name="Основной_20_шрифт_20_абзаца"><text:span text:style-name="T48"><text:tab/><text:tab/><text:tab/><text:tab/></text:span></text:span></text:p>
      <text:p text:style-name="P30"><text:span text:style-name="Основной_20_шрифт_20_абзаца"><text:span text:style-name="T48"><text:tab/><text:tab/><text:tab/><text:tab/>; <text:s/>РџР РћР’Р•Р РљРђ Р Р•Р–РРњРћР’ РђР”Р Р•РЎРђ</text:span></text:span></text:p>
      <text:p text:style-name="P30"><text:span text:style-name="Основной_20_шрифт_20_абзаца"><text:span text:style-name="T48"><text:tab/><text:tab/><text:tab/><text:tab/>Р¦РР РЎ РЈР§Р•РўРћРњ РЎР•Р“РњР•РќРўРћР’</text:span></text:span></text:p>
      <text:p text:style-name="P30"><text:span text:style-name="Основной_20_шрифт_20_абзаца"><text:span text:style-name="T48"><text:tab/><text:tab/><text:tab/><text:tab/>; <text:s/>РџРµСЂРµРѕРїСЂРµРґРµР»РµРЅРёРµ СЃРµРіРјРµРЅС</text:span></text:span></text:p>
      <text:p text:style-name="P30"><text:span text:style-name="Основной_20_шрифт_20_абзаца"><text:span text:style-name="T48"><text:tab/><text:tab/><text:tab/><text:tab/>‚Р°</text:span></text:span></text:p>
      <text:p text:style-name="P30"><text:span text:style-name="Основной_20_шрифт_20_абзаца"><text:span text:style-name="T48"><text:tab/><text:tab/><text:tab/><text:tab/>; <text:s/>------ РІР°СЂРёР°РЅС‚ 1</text:span></text:span></text:p>
      <text:p text:style-name="P30"><text:soft-page-break/><text:span text:style-name="Основной_20_шрифт_20_абзаца"><text:span text:style-name="T48"><text:s/>0034 <text:s/>B8 ---- R<text:tab/><text:tab/> <text:s text:c="7"/>mov <text:s/>ax, SEG vec2</text:span></text:span></text:p>
      <text:p text:style-name="P30"><text:span text:style-name="Основной_20_шрифт_20_абзаца"><text:span text:style-name="T48"><text:s/>0037 <text:s/>8E C0<text:tab/><text:tab/><text:tab/> <text:s text:c="7"/>mov <text:s/>es, ax</text:span></text:span></text:p>
      <text:p text:style-name="P30"><text:span text:style-name="Основной_20_шрифт_20_абзаца"><text:span text:style-name="T48"><text:s/>0039 <text:s/>26: 8B 07<text:tab/><text:tab/> <text:s text:c="7"/>mov <text:s/>ax, es:[bx]</text:span></text:span></text:p>
      <text:p text:style-name="P30"><text:span text:style-name="Основной_20_шрифт_20_абзаца"><text:span text:style-name="T48"><text:s/>003C <text:s/>B8 0000<text:tab/><text:tab/><text:tab/> <text:s text:c="7"/>mov <text:s/>ax, 0</text:span></text:span></text:p>
      <text:p text:style-name="P30"><text:span text:style-name="Основной_20_шрифт_20_абзаца"><text:span text:style-name="T48"><text:tab/><text:tab/><text:tab/><text:tab/>; <text:s/>------ РІР°СЂРёР°РЅС‚ 2</text:span></text:span></text:p>
      <text:p text:style-name="P30"><text:span text:style-name="Основной_20_шрифт_20_абзаца"><text:span text:style-name="T48"><text:s/>003F <text:s/>8E C0<text:tab/><text:tab/><text:tab/> <text:s text:c="7"/>mov <text:s/>es, ax</text:span></text:span></text:p>
      <text:p text:style-name="P30"><text:span text:style-name="Основной_20_шрифт_20_абзаца"><text:span text:style-name="T48"><text:s/>0041 <text:s/>1E<text:tab/><text:tab/><text:tab/> <text:s text:c="7"/>push ds</text:span></text:span></text:p>
      <text:p text:style-name="P30"><text:span text:style-name="Основной_20_шрифт_20_абзаца"><text:span text:style-name="T48"><text:s/>0042 <text:s/>07<text:tab/><text:tab/><text:tab/> <text:s text:c="7"/>pop <text:s/>es</text:span></text:span></text:p>
      <text:p text:style-name="P30"><text:span text:style-name="Основной_20_шрифт_20_абзаца"><text:span text:style-name="T48"><text:s/>0043 <text:s/>26: 8B 4F FF<text:tab/><text:tab/> <text:s text:c="7"/>mov <text:s/>cx, es:[bx-1]</text:span></text:span></text:p>
      <text:p text:style-name="P30"><text:span text:style-name="Основной_20_шрифт_20_абзаца"><text:span text:style-name="T48"><text:s/>0047 <text:s/>91<text:tab/><text:tab/><text:tab/> <text:s text:c="7"/>xchg cx,ax</text:span></text:span></text:p>
      <text:p text:style-name="P30"><text:span text:style-name="Основной_20_шрифт_20_абзаца"><text:span text:style-name="T48"><text:tab/><text:tab/><text:tab/><text:tab/>; <text:s/>------ РІР°СЂРёР°РЅС‚ 3</text:span></text:span></text:p>
      <text:p text:style-name="P30"><text:span text:style-name="Основной_20_шрифт_20_абзаца"><text:span text:style-name="T48"><text:s/>0048 <text:s/>BF 0002<text:tab/><text:tab/><text:tab/> <text:s text:c="7"/>mov <text:s/>di,ind</text:span></text:span></text:p>
      <text:p text:style-name="P30"><text:span text:style-name="Основной_20_шрифт_20_абзаца"><text:span text:style-name="T48"><text:s/>004B <text:s/>26: 89 01<text:tab/><text:tab/> <text:s text:c="7"/>mov <text:s/>es:[bx+di],ax</text:span></text:span></text:p>
      <text:p text:style-name="P30"><text:span text:style-name="Основной_20_шрифт_20_абзаца"><text:span text:style-name="T48"><text:tab/><text:tab/><text:tab/><text:tab/>; <text:s/>------ РІР°СЂРёР°РЅС‚ 4</text:span></text:span></text:p>
      <text:p text:style-name="P30"><text:span text:style-name="Основной_20_шрифт_20_абзаца"><text:span text:style-name="T48"><text:s/>004E <text:s/>8B EC<text:tab/><text:tab/><text:tab/> <text:s text:c="7"/>mov <text:s/>bp,sp</text:span></text:span></text:p>
      <text:p text:style-name="P30"><text:span text:style-name="Основной_20_шрифт_20_абзаца"><text:span text:style-name="T48"><text:tab/><text:tab/><text:tab/><text:tab/> <text:s text:c="7"/>;mov <text:s/>ax,matr[bp+bx]</text:span></text:span></text:p>
      <text:p text:style-name="P30"><text:span text:style-name="Основной_20_шрифт_20_абзаца"><text:span text:style-name="T48"><text:tab/><text:tab/><text:tab/><text:tab/> <text:s text:c="7"/>;mov <text:s/>ax,matr[bp+di+si]</text:span></text:span></text:p>
      <text:p text:style-name="P30"><text:span text:style-name="Основной_20_шрифт_20_абзаца"><text:span text:style-name="T48"><text:tab/><text:tab/><text:tab/><text:tab/>; <text:s/>РСЃРїРѕР»СЊР·РѕРІР°РЅРёРµ СЃРµРіРјРµРЅС‚Р° </text:span></text:span></text:p>
      <text:p text:style-name="P30"><text:span text:style-name="Основной_20_шрифт_20_абзаца"><text:span text:style-name="T48"><text:tab/><text:tab/><text:tab/><text:tab/>СЃС‚РµРєР°</text:span></text:span></text:p>
      <text:p text:style-name="P30"><text:span text:style-name="Основной_20_шрифт_20_абзаца"><text:span text:style-name="T48"><text:s/>0050 <text:s/>FF 36 0000 R<text:tab/><text:tab/> <text:s text:c="7"/>push <text:s/>mem1</text:span></text:span></text:p>
      <text:p text:style-name="P30"><text:span text:style-name="Основной_20_шрифт_20_абзаца"><text:span text:style-name="T48"><text:s/>0054 <text:s/>FF 36 0002 R<text:tab/><text:tab/> <text:s text:c="7"/>push <text:s/>mem2</text:span></text:span></text:p>
      <text:p text:style-name="P30"><text:span text:style-name="Основной_20_шрифт_20_абзаца"><text:span text:style-name="T48"><text:s/>0058 <text:s/>8B EC<text:tab/><text:tab/><text:tab/> <text:s text:c="7"/>mov <text:s text:c="2"/>bp,sp</text:span></text:span></text:p>
      <text:p text:style-name="P30"><text:span text:style-name="Основной_20_шрифт_20_абзаца"><text:span text:style-name="T48"><text:s/>005A <text:s/>8B 56 02<text:tab/><text:tab/><text:tab/> <text:s text:c="7"/>mov <text:s text:c="2"/>dx,[bp]+2</text:span></text:span></text:p>
      <text:p text:style-name="P30"><text:span text:style-name="Основной_20_шрифт_20_абзаца"><text:span text:style-name="T48"><text:s/>005D <text:s/>CA 0002<text:tab/><text:tab/><text:tab/> <text:s text:c="7"/>ret <text:s text:c="2"/>2</text:span></text:span></text:p>
      <text:p text:style-name="P30"><text:span text:style-name="Основной_20_шрифт_20_абзаца"><text:span text:style-name="T48"><text:s/>0060<text:tab/><text:tab/><text:tab/><text:tab/>Main <text:s text:c="5"/>ENDP</text:span></text:span></text:p>
      <text:p text:style-name="P30"><text:span text:style-name="Основной_20_шрифт_20_абзаца"><text:span text:style-name="T48"><text:s/>0060<text:tab/><text:tab/><text:tab/><text:tab/>CODE <text:s text:c="5"/>ENDS</text:span></text:span></text:p>
      <text:p text:style-name="P30"><text:span text:style-name="Основной_20_шрифт_20_абзаца"><text:span text:style-name="T48"><text:tab/><text:tab/><text:tab/><text:tab/>END Main</text:span></text:span></text:p>
      <text:p text:style-name="P63"><text:span text:style-name="Основной_20_шрифт_20_абзаца"><text:span text:style-name="T48"/></text:span></text:p>
      <text:p text:style-name="P63"><text:soft-page-break/><text:span text:style-name="Основной_20_шрифт_20_абзаца"><text:span text:style-name="T48">#Microsoft (R) Macro Assembler Version 5.10 <text:s text:c="17"/>11/19/20 20:12:3</text:span></text:span></text:p>
      <text:p text:style-name="P30"><text:span text:style-name="Основной_20_шрифт_20_абзаца"><text:span text:style-name="T48"><text:s text:c="61"/>Symbols-1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Segments and Groups: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 text:c="16"/>N a m e <text:s text:c="8"/><text:tab/>Length<text:tab/> Align<text:tab/>Combine Class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ASTACK . . . . . . . . . . . . . <text:s/><text:tab/>0018<text:tab/>PARA<text:tab/>STACK<text:tab/></text:span></text:span></text:p>
      <text:p text:style-name="P30"><text:span text:style-name="Основной_20_шрифт_20_абзаца"><text:span text:style-name="T48">CODE . . . . . . . . . . . . . . <text:s/><text:tab/>0060<text:tab/>PARA<text:tab/>NONE<text:tab/></text:span></text:span></text:p>
      <text:p text:style-name="P30"><text:span text:style-name="Основной_20_шрифт_20_абзаца"><text:span text:style-name="T48">DATA . . . . . . . . . . . . . . <text:s/><text:tab/>0026<text:tab/>PARA<text:tab/>NONE<text:tab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Symbols: <text:s text:c="11"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 text:c="16"/>N a m e <text:s text:c="8"/><text:tab/>Type<text:tab/> Value<text:tab/> Attr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EOL <text:s/>. . . . . . . . . . . . . . <text:s/><text:tab/>NUMBER<text:tab/>0024<text:tab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IND <text:s/>. . . . . . . . . . . . . . <text:s/><text:tab/>NUMBER<text:tab/>0002<text:tab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MAIN . . . . . . . . . . . . . . <text:s/><text:tab/>F PROC<text:tab/>0000<text:tab/>CODE<text:tab/>Length = 0060</text:span></text:span></text:p>
      <text:p text:style-name="P30"><text:span text:style-name="Основной_20_шрифт_20_абзаца"><text:span text:style-name="T48">MATR . . . . . . . . . . . . . . <text:s/><text:tab/>L BYTE<text:tab/>0016<text:tab/>DATA</text:span></text:span></text:p>
      <text:p text:style-name="P30"><text:span text:style-name="Основной_20_шрифт_20_абзаца"><text:span text:style-name="T48">MEM1 . . . . . . . . . . . . . . <text:s/><text:tab/>L WORD<text:tab/>0000<text:tab/>DATA</text:span></text:span></text:p>
      <text:p text:style-name="P30"><text:soft-page-break/><text:span text:style-name="Основной_20_шрифт_20_абзаца"><text:span text:style-name="T48">MEM2 . . . . . . . . . . . . . . <text:s/><text:tab/>L WORD<text:tab/>0002<text:tab/>DATA</text:span></text:span></text:p>
      <text:p text:style-name="P30"><text:span text:style-name="Основной_20_шрифт_20_абзаца"><text:span text:style-name="T48">MEM3 . . . . . . . . . . . . . . <text:s/><text:tab/>L WORD<text:tab/>0004<text:tab/>DATA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N1 . . . . . . . . . . . . . . . <text:s/><text:tab/>NUMBER<text:tab/>01F4<text:tab/></text:span></text:span></text:p>
      <text:p text:style-name="P30"><text:span text:style-name="Основной_20_шрифт_20_абзаца"><text:span text:style-name="T48">N2 . . . . . . . . . . . . . . . <text:s/><text:tab/>NUMBER<text:tab/>-0032<text:tab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VEC1 . . . . . . . . . . . . . . <text:s/><text:tab/>L BYTE<text:tab/>0006<text:tab/>DATA</text:span></text:span></text:p>
      <text:p text:style-name="P30"><text:span text:style-name="Основной_20_шрифт_20_абзаца"><text:span text:style-name="T48">VEC2 . . . . . . . . . . . . . . <text:s/><text:tab/>L BYTE<text:tab/>000E<text:tab/>DATA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@CPU . . . . . . . . . . . . . . <text:s/><text:tab/>TEXT <text:s/>0101h<text:tab/><text:tab/></text:span></text:span></text:p>
      <text:p text:style-name="P30"><text:span text:style-name="Основной_20_шрифт_20_абзаца"><text:span text:style-name="T48">@FILENAME <text:s/>. . . . . . . . . . . <text:s/><text:tab/>TEXT <text:s/>LAB2<text:tab/><text:tab/></text:span></text:span></text:p>
      <text:p text:style-name="P30"><text:span text:style-name="Основной_20_шрифт_20_абзаца"><text:span text:style-name="T48">@VERSION . . . . . . . . . . . . <text:s/><text:tab/>TEXT <text:s/>510<text:tab/><text:tab/>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 text:c="5"/>88 Source <text:s/>Lines</text:span></text:span></text:p>
      <text:p text:style-name="P30"><text:span text:style-name="Основной_20_шрифт_20_абзаца"><text:span text:style-name="T48"><text:s text:c="5"/>88 Total <text:s text:c="2"/>Lines</text:span></text:span></text:p>
      <text:p text:style-name="P30"><text:span text:style-name="Основной_20_шрифт_20_абзаца"><text:span text:style-name="T48"><text:s text:c="5"/>19 Symbols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 text:c="2"/>47828 + 459432 Bytes symbol space free</text:span></text:span></text:p>
      <text:p text:style-name="P30"><text:span text:style-name="Основной_20_шрифт_20_абзаца"><text:span text:style-name="T48"/></text:span></text:p>
      <text:p text:style-name="P30"><text:span text:style-name="Основной_20_шрифт_20_абзаца"><text:span text:style-name="T48"><text:s text:c="6"/>0 Warning Errors</text:span></text:span></text:p>
      <text:p text:style-name="P30"><text:span text:style-name="Основной_20_шрифт_20_абзаца"><text:span text:style-name="T48"><text:s text:c="6"/>0 Severe <text:s/>Errors</text:span></text:span></text:p>
      <text:p text:style-name="P58"/>
      <text:p text:style-name="P59"><text:soft-page-break/></text:p>
      <text:p text:style-name="P15"><text:tab/>Выводы.</text:p>
      <text:p text:style-name="P14"><text:tab/>Получены навыки в области отладки программы на языке ассемблера и нахождения ошибок в готовой программе. Усвоены знания в области регистровой адресации.</text:p>
      <text:p text:style-name="P31"><text:bookmark text:name="_GoBack"/></text:p>
      <text:p text:style-name="P32"><text:span text:style-name="Название_20_книги"><text:span text:style-name="T28">Протокол</text:span></text:span></text:p>
      <text:p text:style-name="P24"/>
      <text:p text:style-name="P29"><text:span text:style-name="Основной_20_шрифт_20_абзаца"><text:span text:style-name="T13">Начальные значения регистров</text:span></text:span><text:span text:style-name="Основной_20_шрифт_20_абзаца"><text:span text:style-name="T6">:</text:span></text:span></text:p>
      <text:p text:style-name="P25">CS = <text:span text:style-name="T57">1A0A</text:span>, DS=<text:span text:style-name="T57">19F5</text:span>, ES=<text:span text:style-name="T57">19F5</text:span>, SS=<text:span text:style-name="T57">1A0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5"><text:span text:style-name="Основной_20_шрифт_20_абзаца"><text:span text:style-name="T13">Адрес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3">Символический код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3">16-ричный код команды</text:span></text:span></text:p>
          </table:table-cell>
          <table:table-cell table:style-name="Таблица2.A1" table:number-columns-spanned="2" office:value-type="string">
            <text:p text:style-name="P5"><text:span text:style-name="Основной_20_шрифт_20_абзаца"><text:span text:style-name="T13">Содержимое регистров и ячеек памяти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A1" office:value-type="string">
            <text:p text:style-name="P33"><text:span text:style-name="Основной_20_шрифт_20_абзаца"><text:span text:style-name="T13">До выполнения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13">После выполнения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4">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1E</text:span></text:span></text:p>
          </table:table-cell>
          <table:table-cell table:style-name="Таблица2.A1" office:value-type="string">
            <text:p text:style-name="P34"><text:span text:style-name="Название_20_книги"><text:span text:style-name="T34">DS= 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SP=0018</text:span></text:span></text:p>
            <text:p text:style-name="P33"><text:span text:style-name="Название_20_книги"><text:span text:style-name="T34">STACK=+0|0000</text:span></text:span></text:p>
            <text:p text:style-name="P33"><text:span text:style-name="Название_20_книги"><text:span text:style-name="T34">IP=0000</text:span></text:span></text:p>
          </table:table-cell>
          <table:table-cell table:style-name="Таблица2.A1" office:value-type="string">
            <text:p text:style-name="P34"><text:span text:style-name="Название_20_книги"><text:span text:style-name="T34">DS=</text:span></text:span><text:span text:style-name="Название_20_книги"><text:span text:style-name="T29"> 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SP=0016</text:span></text:span></text:p>
            <text:p text:style-name="P34"><text:span text:style-name="Название_20_книги"><text:span text:style-name="T34">STACK=+0| 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IP=00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SUB A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2BC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01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0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PUSH 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5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44"><text:span text:style-name="Название_20_книги"><text:span text:style-name="T34">SP=0016</text:span></text:span></text:p>
            <text:p text:style-name="P44"><text:span text:style-name="Название_20_книги"><text:span text:style-name="T29">STACK=+0| 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IP=0003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SP=0014</text:span></text:span></text:p>
            <text:p text:style-name="P33"><text:span text:style-name="Название_20_книги"><text:span text:style-name="T34">STACK=+0|0000</text:span></text:span></text:p>
            <text:p text:style-name="P35"><text:span text:style-name="Название_20_книги"><text:span text:style-name="T34"><text:s text:c="15"/>+2|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IP=000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X,</text:span></text:span><text:span text:style-name="Название_20_книги"><text:span text:style-name="T35">30C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8</text:span></text:span><text:span text:style-name="Название_20_книги"><text:span text:style-name="T43">071A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04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34">AX=</text:span></text:span><text:span text:style-name="Название_20_книги"><text:span text:style-name="T43">1A07</text:span></text:span></text:p>
            <text:p text:style-name="P33"><text:span text:style-name="Название_20_книги"><text:span text:style-name="T34">IP=000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D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ED8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34">AX=</text:span></text:span><text:span text:style-name="Название_20_книги"><text:span text:style-name="T43">1A07</text:span></text:span></text:p>
            <text:p text:style-name="P35"><text:span text:style-name="Название_20_книги"><text:span text:style-name="T34">DS= </text:span></text:span><text:span text:style-name="Название_20_книги"><text:span text:style-name="T31">19F5</text:span></text:span></text:p>
            <text:p text:style-name="P33"><text:span text:style-name="Название_20_книги"><text:span text:style-name="T34">IP=0007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34">AX=</text:span></text:span><text:span text:style-name="Название_20_книги"><text:span text:style-name="T43">1a07</text:span></text:span></text:p>
            <text:p text:style-name="P35"><text:span text:style-name="Название_20_книги"><text:span text:style-name="T34">DS=</text:span></text:span><text:span text:style-name="Название_20_книги"><text:span text:style-name="T43">1a07</text:span></text:span></text:p>
            <text:p text:style-name="P33"><text:span text:style-name="Название_20_книги"><text:span text:style-name="T34">IP=000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X,01F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8F401</text:span></text:span></text:p>
          </table:table-cell>
          <table:table-cell table:style-name="Таблица2.A1" office:value-type="string">
            <text:p text:style-name="P36"><text:span text:style-name="Название_20_книги"><text:span text:style-name="T34">AX=</text:span></text:span><text:span text:style-name="Название_20_книги"><text:span text:style-name="T43">1a07</text:span></text:span></text:p>
            <text:p text:style-name="P33"><text:span text:style-name="Название_20_книги"><text:span text:style-name="T34">IP=0009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IP=000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C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BC8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CX=00</text:span></text:span><text:span text:style-name="Название_20_книги"><text:span text:style-name="T36">B0</text:span></text:span></text:p>
            <text:p text:style-name="P33"><text:span text:style-name="Название_20_книги"><text:span text:style-name="T34">IP=000C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CX=01F4</text:span></text:span></text:p>
            <text:p text:style-name="P33"><text:span text:style-name="Название_20_книги"><text:span text:style-name="T34">IP=000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0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L,2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324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00</text:span></text:span></text:p>
            <text:p text:style-name="P33"><text:span text:style-name="Название_20_книги"><text:span text:style-name="T34">IP=000E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24</text:span></text:span></text:p>
            <text:p text:style-name="P33"><text:span text:style-name="Название_20_книги"><text:span text:style-name="T34">IP=001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1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H,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7CE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24</text:span></text:span></text:p>
            <text:p text:style-name="P33"><text:span text:style-name="Название_20_книги"><text:span text:style-name="T34">IP=001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CE24</text:span></text:span></text:p>
            <text:p text:style-name="P33"><text:span text:style-name="Название_20_книги"><text:span text:style-name="T34">IP=001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1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[0002],FF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C7060200CEFF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IP=0012</text:span></text:span></text:p>
            <text:p text:style-name="P33"><text:span text:style-name="Название_20_книги"><text:span text:style-name="T34">ds[0002]=00</text:span></text:span></text:p>
            <text:p text:style-name="P33"><text:span text:style-name="Название_20_книги"><text:span text:style-name="T34">ds[0003]=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IP=0018</text:span></text:span></text:p>
            <text:p text:style-name="P33"><text:span text:style-name="Название_20_книги"><text:span text:style-name="T34">ds[0002]=CE</text:span></text:span></text:p>
            <text:p text:style-name="P33"><text:span text:style-name="Название_20_книги"><text:span text:style-name="T34">ds[0003]=F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1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X, 000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B06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CE24</text:span></text:span></text:p>
            <text:p text:style-name="P33"><text:span text:style-name="Название_20_книги"><text:span text:style-name="T34">IP=0018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06</text:span></text:span></text:p>
            <text:p text:style-name="P33"><text:span text:style-name="Название_20_книги"><text:span text:style-name="T34">IP=001B</text:span></text:span></text:p>
          </table:table-cell>
        </table:table-row>
        <text:soft-page-break/>
        <table:table-row>
          <table:table-cell table:style-name="Таблица2.A1" office:value-type="string">
            <text:p text:style-name="P5"><text:span text:style-name="Название_20_книги"><text:span text:style-name="T51">001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[0000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A300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IP=001B</text:span></text:span></text:p>
            <text:p text:style-name="P33"><text:span text:style-name="Название_20_книги"><text:span text:style-name="T34">ds[0000]=00</text:span></text:span></text:p>
            <text:p text:style-name="P33"><text:span text:style-name="Название_20_книги"><text:span text:style-name="T34">ds[0001]=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IP=001E</text:span></text:span></text:p>
            <text:p text:style-name="P33"><text:span text:style-name="Название_20_книги"><text:span text:style-name="T34">ds[0000]=F4</text:span></text:span></text:p>
            <text:p text:style-name="P33"><text:span text:style-name="Название_20_книги"><text:span text:style-name="T34">ds[0001]=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1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L,[BX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A07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4</text:span></text:span></text:p>
            <text:p text:style-name="P33"><text:span text:style-name="Название_20_книги"><text:span text:style-name="T34">ds[BX]=</text:span></text:span></text:p>
            <text:p text:style-name="P33"><text:span text:style-name="Название_20_книги"><text:span text:style-name="T34">ds[0006]=01</text:span></text:span></text:p>
            <text:p text:style-name="P33"><text:span text:style-name="Название_20_книги"><text:span text:style-name="T34">IP=001E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01</text:span></text:span></text:p>
            <text:p text:style-name="P33"><text:span text:style-name="Название_20_книги"><text:span text:style-name="T34">ds[BX]=</text:span></text:span></text:p>
            <text:p text:style-name="P33"><text:span text:style-name="Название_20_книги"><text:span text:style-name="T34">ds[0006]=01</text:span></text:span></text:p>
            <text:p text:style-name="P33"><text:span text:style-name="Название_20_книги"><text:span text:style-name="T34">IP=002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2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L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A4703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01</text:span></text:span></text:p>
            <text:p text:style-name="P33"><text:span text:style-name="Название_20_книги"><text:span text:style-name="T34">ds[BX+03]=</text:span></text:span></text:p>
            <text:p text:style-name="P33"><text:span text:style-name="Название_20_книги"><text:span text:style-name="T34">ds[0009]=04</text:span></text:span></text:p>
            <text:p text:style-name="P33"><text:span text:style-name="Название_20_книги"><text:span text:style-name="T34">IP=002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</text:span></text:span><text:span text:style-name="Название_20_книги"><text:span text:style-name="T44">22</text:span></text:span></text:p>
            <text:p text:style-name="P33"><text:span text:style-name="Название_20_книги"><text:span text:style-name="T34">ds[BX+03]=</text:span></text:span></text:p>
            <text:p text:style-name="P33"><text:span text:style-name="Название_20_книги"><text:span text:style-name="T34">ds[0009]=04</text:span></text:span></text:p>
            <text:p text:style-name="P46"><text:span text:style-name="Название_20_книги"><text:span text:style-name="T34">IP=002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2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CX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B4F03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CX=01F4</text:span></text:span></text:p>
            <text:p text:style-name="P33"><text:span text:style-name="Название_20_книги"><text:span text:style-name="T34">ds[BX+03]=</text:span></text:span></text:p>
            <text:p text:style-name="P33"><text:span text:style-name="Название_20_книги"><text:span text:style-name="T34">ds[0009]=04</text:span></text:span></text:p>
            <text:p text:style-name="P33"><text:span text:style-name="Название_20_книги"><text:span text:style-name="T34">ds[000A]=08</text:span></text:span></text:p>
            <text:p text:style-name="P33"><text:span text:style-name="Название_20_книги"><text:span text:style-name="T34">IP=0023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CX=</text:span></text:span><text:span text:style-name="Название_20_книги"><text:span text:style-name="T44">2622</text:span></text:span></text:p>
            <text:p text:style-name="P33"><text:span text:style-name="Название_20_книги"><text:span text:style-name="T34">ds[BX+03]=</text:span></text:span></text:p>
            <text:p text:style-name="P33"><text:span text:style-name="Название_20_книги"><text:span text:style-name="T34">ds[0009]=04</text:span></text:span></text:p>
            <text:p text:style-name="P33"><text:span text:style-name="Название_20_книги"><text:span text:style-name="T34">ds[000A]=08</text:span></text:span></text:p>
            <text:p text:style-name="P33"><text:span text:style-name="Название_20_книги"><text:span text:style-name="T34">IP=0026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2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DI,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F02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I=0000</text:span></text:span></text:p>
            <text:p text:style-name="P33"><text:span text:style-name="Название_20_книги"><text:span text:style-name="T34">IP=0026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I=0002</text:span></text:span></text:p>
            <text:p text:style-name="P33"><text:span text:style-name="Название_20_книги"><text:span text:style-name="T34">IP=002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2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L,[000E+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A850E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</text:span></text:span><text:span text:style-name="Название_20_книги"><text:span text:style-name="T44">22</text:span></text:span></text:p>
            <text:p text:style-name="P33"><text:span text:style-name="Название_20_книги"><text:span text:style-name="T34">ds[000E+DI]=</text:span></text:span></text:p>
            <text:p text:style-name="P33"><text:span text:style-name="Название_20_книги"><text:span text:style-name="T34">ds[0010]=0A</text:span></text:span></text:p>
            <text:p text:style-name="P33"><text:span text:style-name="Название_20_книги"><text:span text:style-name="T34">IP=0029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</text:span></text:span><text:span text:style-name="Название_20_книги"><text:span text:style-name="T44">CE</text:span></text:span></text:p>
            <text:p text:style-name="P33"><text:span text:style-name="Название_20_книги"><text:span text:style-name="T34">ds[000E+DI]=</text:span></text:span></text:p>
            <text:p text:style-name="P33"><text:span text:style-name="Название_20_книги"><text:span text:style-name="T34">ds[0010]=0A</text:span></text:span></text:p>
            <text:p text:style-name="P33"><text:span text:style-name="Название_20_книги"><text:span text:style-name="T34">IP=002D</text:span></text:span></text:p>
            <text:p text:style-name="P45"/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2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X,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B03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06</text:span></text:span></text:p>
            <text:p text:style-name="P33"><text:span text:style-name="Название_20_книги"><text:span text:style-name="T34">IP=002D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X=0003</text:span></text:span></text:p>
            <text:p text:style-name="P33"><text:span text:style-name="Название_20_книги"><text:span text:style-name="T34">IP=003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L,[0016 + BX + 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A8116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</text:span></text:span><text:span text:style-name="Название_20_книги"><text:span text:style-name="T44">ce</text:span></text:span></text:p>
            <text:p text:style-name="P33"><text:span text:style-name="Название_20_книги"><text:span text:style-name="T34">ds[0016+BX+DI]=</text:span></text:span></text:p>
            <text:p text:style-name="P37"><text:span text:style-name="Название_20_книги"><text:span text:style-name="T34">ds[001B]=FD</text:span></text:span></text:p>
            <text:p text:style-name="P33"><text:span text:style-name="Название_20_книги"><text:span text:style-name="T34">IP=003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</text:span></text:span><text:span text:style-name="Название_20_книги"><text:span text:style-name="T44">f</text:span></text:span></text:p>
            <text:p text:style-name="P33"><text:span text:style-name="Название_20_книги"><text:span text:style-name="T34">ds[0016+BX+DI]=</text:span></text:span></text:p>
            <text:p text:style-name="P33"><text:span text:style-name="Название_20_книги"><text:span text:style-name="T34">ds[001B]=FD</text:span></text:span></text:p>
            <text:p text:style-name="P33"><text:span text:style-name="Название_20_книги"><text:span text:style-name="T34">IP=003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X,</text:span></text:span><text:span text:style-name="Название_20_книги"><text:span text:style-name="T37">30C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8</text:span></text:span><text:span text:style-name="Название_20_книги"><text:span text:style-name="T37">C23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1F</text:span></text:span><text:span text:style-name="Название_20_книги"><text:span text:style-name="T44">f</text:span></text:span></text:p>
            <text:p text:style-name="P33"><text:span text:style-name="Название_20_книги"><text:span text:style-name="T34">IP=0034</text:span></text:span></text:p>
          </table:table-cell>
          <table:table-cell table:style-name="Таблица2.A1" office:value-type="string">
            <text:p text:style-name="P37"><text:span text:style-name="Название_20_книги"><text:span text:style-name="T34">AX=</text:span></text:span><text:span text:style-name="Название_20_книги"><text:span text:style-name="T44">1a07</text:span></text:span></text:p>
            <text:p text:style-name="P33"><text:span text:style-name="Название_20_книги"><text:span text:style-name="T34">IP=003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EC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ES=</text:span></text:span><text:span text:style-name="Название_20_книги"><text:span text:style-name="T44">19f5</text:span></text:span></text:p>
            <text:p text:style-name="P37"><text:span text:style-name="Название_20_книги"><text:span text:style-name="T34">AX=</text:span></text:span><text:span text:style-name="Название_20_книги"><text:span text:style-name="T44">1a07</text:span></text:span></text:p>
            <text:p text:style-name="P33"><text:span text:style-name="Название_20_книги"><text:span text:style-name="T34">IP=0037</text:span></text:span></text:p>
          </table:table-cell>
          <table:table-cell table:style-name="Таблица2.A1" office:value-type="string">
            <text:p text:style-name="P37"><text:span text:style-name="Название_20_книги"><text:span text:style-name="T34">ES=</text:span></text:span><text:span text:style-name="Название_20_книги"><text:span text:style-name="T44">1a07</text:span></text:span></text:p>
            <text:p text:style-name="P37"><text:span text:style-name="Название_20_книги"><text:span text:style-name="T34">AX=</text:span></text:span><text:span text:style-name="Название_20_книги"><text:span text:style-name="T44">1a07</text:span></text:span></text:p>
            <text:p text:style-name="P33"><text:span text:style-name="Название_20_книги"><text:span text:style-name="T34">IP=003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X,ES:[BX]</text:span></text:span></text:p>
          </table:table-cell>
          <table:table-cell table:style-name="Таблица2.A1" office:value-type="string">
            <text:p text:style-name="P8"><text:span text:style-name="Название_20_книги"><text:span text:style-name="T38">268B07</text:span></text:span></text:p>
          </table:table-cell>
          <table:table-cell table:style-name="Таблица2.A1" office:value-type="string">
            <text:p text:style-name="P38"><text:span text:style-name="Название_20_книги"><text:span text:style-name="T34">AX=</text:span></text:span><text:span text:style-name="Название_20_книги"><text:span text:style-name="T44">1a07</text:span></text:span></text:p>
            <text:p text:style-name="P38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es[BX]=es[0003]=FF</text:span></text:span></text:p>
            <text:p text:style-name="P33"><text:soft-page-break/><text:span text:style-name="Название_20_книги"><text:span text:style-name="T34">es[0004]=00</text:span></text:span></text:p>
            <text:p text:style-name="P33"><text:span text:style-name="Название_20_книги"><text:span text:style-name="T34">IP=0039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ff</text:span></text:span></text:p>
            <text:p text:style-name="P38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es[bx]=es[0003]=ff</text:span></text:span></text:p>
            <text:p text:style-name="P33"><text:soft-page-break/><text:span text:style-name="Название_20_книги"><text:span text:style-name="T34">es[0004]=00</text:span></text:span></text:p>
            <text:p text:style-name="P33"><text:span text:style-name="Название_20_книги"><text:span text:style-name="T34">ip=003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AX,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800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FF</text:span></text:span></text:p>
            <text:p text:style-name="P33"><text:span text:style-name="Название_20_книги"><text:span text:style-name="T34">IP=003C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3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3F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EC0</text:span></text:span></text:p>
          </table:table-cell>
          <table:table-cell table:style-name="Таблица2.A1" office:value-type="string">
            <text:p text:style-name="P39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3F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ES=0000</text:span></text:span></text:p>
            <text:p text:style-name="P33"><text:span text:style-name="Название_20_книги"><text:span text:style-name="T34">AX=0000</text:span></text:span></text:p>
            <text:p text:style-name="P33"><text:span text:style-name="Название_20_книги"><text:span text:style-name="T34">IP=004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1E</text:span></text:span></text:p>
          </table:table-cell>
          <table:table-cell table:style-name="Таблица2.A1" office:value-type="string">
            <text:p text:style-name="P39"><text:span text:style-name="Название_20_книги"><text:span text:style-name="T34">D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SP=0014</text:span></text:span></text:p>
            <text:p text:style-name="P33"><text:span text:style-name="Название_20_книги"><text:span text:style-name="T34">STACK=+0|0000</text:span></text:span></text:p>
            <text:p text:style-name="P40"><text:span text:style-name="Название_20_книги"><text:span text:style-name="T34"><text:s text:c="15"/>+2|</text:span></text:span><text:span text:style-name="Название_20_книги"><text:span text:style-name="T32">19f5</text:span></text:span></text:p>
            <text:p text:style-name="P33"><text:span text:style-name="Название_20_книги"><text:span text:style-name="T34">IP=004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34">DS=</text:span></text:span><text:span text:style-name="Название_20_книги"><text:span text:style-name="T37">30C2</text:span></text:span></text:p>
            <text:p text:style-name="P33"><text:span text:style-name="Название_20_книги"><text:span text:style-name="T34">SP=0012</text:span></text:span></text:p>
            <text:p text:style-name="P39"><text:span text:style-name="Название_20_книги"><text:span text:style-name="T34">STACK=+0|</text:span></text:span><text:span text:style-name="Название_20_книги"><text:span text:style-name="T37">30C2</text:span></text:span></text:p>
            <text:p text:style-name="P33"><text:span text:style-name="Название_20_книги"><text:span text:style-name="T34"><text:s text:c="15"/>+2|0000</text:span></text:span></text:p>
            <text:p text:style-name="P40"><text:span text:style-name="Название_20_книги"><text:span text:style-name="T34"><text:s text:c="15"/>+4|</text:span></text:span><text:span text:style-name="Название_20_книги"><text:span text:style-name="T29">30B0</text:span></text:span></text:p>
            <text:p text:style-name="P33"><text:span text:style-name="Название_20_книги"><text:span text:style-name="T34">IP=004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POP E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07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SP=0012</text:span></text:span></text:p>
            <text:p text:style-name="P33"><text:span text:style-name="Название_20_книги"><text:span text:style-name="T34">ES=0000</text:span></text:span></text:p>
            <text:p text:style-name="P40"><text:span text:style-name="Название_20_книги"><text:span text:style-name="T34">STACK=+0|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<text:s text:c="15"/>+2|0000</text:span></text:span></text:p>
            <text:p text:style-name="P40"><text:span text:style-name="Название_20_книги"><text:span text:style-name="T34"><text:s text:c="15"/>+4|</text:span></text:span><text:span text:style-name="Название_20_книги"><text:span text:style-name="T32">19f5</text:span></text:span></text:p>
            <text:p text:style-name="P33"><text:span text:style-name="Название_20_книги"><text:span text:style-name="T34">IP=0042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SP=0014</text:span></text:span></text:p>
            <text:p text:style-name="P40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STACK=+0|0000</text:span></text:span></text:p>
            <text:p text:style-name="P40"><text:span text:style-name="Название_20_книги"><text:span text:style-name="T34"><text:s text:c="15"/>+2|</text:span></text:span><text:span text:style-name="Название_20_книги"><text:span text:style-name="T32">19f5</text:span></text:span></text:p>
            <text:p text:style-name="P33"><text:span text:style-name="Название_20_книги"><text:span text:style-name="T34">IP=004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CX,ES:[BX-01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268B4FFF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CX=</text:span></text:span><text:span text:style-name="Название_20_книги"><text:span text:style-name="T45">2622</text:span></text:span></text:p>
            <text:p text:style-name="P40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es[BX-01]=</text:span></text:span></text:p>
            <text:p text:style-name="P33"><text:span text:style-name="Название_20_книги"><text:span text:style-name="T34">es[0002]=CE</text:span></text:span></text:p>
            <text:p text:style-name="P33"><text:span text:style-name="Название_20_книги"><text:span text:style-name="T34">es[0003]=FF</text:span></text:span></text:p>
            <text:p text:style-name="P33"><text:span text:style-name="Название_20_книги"><text:span text:style-name="T34">IP=0043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CX=FFCE</text:span></text:span></text:p>
            <text:p text:style-name="P40"><text:span text:style-name="Название_20_книги"><text:span text:style-name="T34">ES=</text:span></text:span><text:span text:style-name="Название_20_книги"><text:span text:style-name="T45">1a07</text:span></text:span></text:p>
            <text:p text:style-name="P33"><text:span text:style-name="Название_20_книги"><text:span text:style-name="T34">es[BX-01]</text:span></text:span></text:p>
            <text:p text:style-name="P33"><text:span text:style-name="Название_20_книги"><text:span text:style-name="T34">=es[0002]=CE</text:span></text:span></text:p>
            <text:p text:style-name="P33"><text:span text:style-name="Название_20_книги"><text:span text:style-name="T34">es[0003]=FF</text:span></text:span></text:p>
            <text:p text:style-name="P33"><text:span text:style-name="Название_20_книги"><text:span text:style-name="T34">IP=004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XCHG AX,C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91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 = 0000</text:span></text:span></text:p>
            <text:p text:style-name="P33"><text:span text:style-name="Название_20_книги"><text:span text:style-name="T34">CX = FFCE</text:span></text:span></text:p>
            <text:p text:style-name="P33"><text:span text:style-name="Название_20_книги"><text:span text:style-name="T34">IP=0047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AX=FFCE</text:span></text:span></text:p>
            <text:p text:style-name="P33"><text:span text:style-name="Название_20_книги"><text:span text:style-name="T34">CX=0000</text:span></text:span></text:p>
            <text:p text:style-name="P33"><text:span text:style-name="Название_20_книги"><text:span text:style-name="T34">IP=004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DI,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BF02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I=0002</text:span></text:span></text:p>
            <text:p text:style-name="P33"><text:span text:style-name="Название_20_книги"><text:span text:style-name="T34">IP=0048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I=0002</text:span></text:span></text:p>
            <text:p text:style-name="P33"><text:span text:style-name="Название_20_книги"><text:span text:style-name="T34">IP=004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ES:[BX+DI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26890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34">ES=</text:span></text:span><text:span text:style-name="Название_20_книги"><text:span text:style-name="T46">1a07</text:span></text:span></text:p>
            <text:p text:style-name="P33"><text:span text:style-name="Название_20_книги"><text:span text:style-name="T34">es[BX+DI] = [0005]=</text:span></text:span></text:p>
            <text:p text:style-name="P33"><text:span text:style-name="Название_20_книги"><text:span text:style-name="T34">00</text:span></text:span></text:p>
            <text:p text:style-name="P33"><text:span text:style-name="Название_20_книги"><text:span text:style-name="T34">es[0006] = 01</text:span></text:span></text:p>
            <text:p text:style-name="P33"><text:span text:style-name="Название_20_книги"><text:span text:style-name="T34">AX=FFCE</text:span></text:span></text:p>
            <text:p text:style-name="P33"><text:span text:style-name="Название_20_книги"><text:span text:style-name="T34">IP=004B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34">ES=</text:span></text:span><text:span text:style-name="Название_20_книги"><text:span text:style-name="T46">1a07</text:span></text:span></text:p>
            <text:p text:style-name="P33"><text:span text:style-name="Название_20_книги"><text:span text:style-name="T34">es[0005] = CE</text:span></text:span></text:p>
            <text:p text:style-name="P33"><text:span text:style-name="Название_20_книги"><text:span text:style-name="T34">es[0006] = FF</text:span></text:span></text:p>
            <text:p text:style-name="P33"><text:span text:style-name="Название_20_книги"><text:span text:style-name="T34">IP=004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4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BEC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P=0000</text:span></text:span></text:p>
            <text:p text:style-name="P33"><text:soft-page-break/><text:span text:style-name="Название_20_книги"><text:span text:style-name="T34">SP=0014</text:span></text:span></text:p>
            <text:p text:style-name="P33"><text:span text:style-name="Название_20_книги"><text:span text:style-name="T34">IP=004E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BP=0014</text:span></text:span></text:p>
            <text:p text:style-name="P33"><text:soft-page-break/><text:span text:style-name="Название_20_книги"><text:span text:style-name="T34">SP=0014</text:span></text:span></text:p>
            <text:p text:style-name="P33"><text:span text:style-name="Название_20_книги"><text:span text:style-name="T34">IP=0050</text:span></text:span></text:p>
          </table:table-cell>
        </table:table-row>
        <table:table-row table:style-name="Таблица2.34">
          <table:table-cell table:style-name="Таблица2.A1" office:value-type="string">
            <text:p text:style-name="P5"><text:span text:style-name="Название_20_книги"><text:span text:style-name="T51">005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PUSH [000</text:span></text:span><text:span text:style-name="Название_20_книги"><text:span text:style-name="T39">0</text:span></text:span><text:span text:style-name="Название_20_книги"><text:span text:style-name="T34">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FF360</text:span></text:span><text:span text:style-name="Название_20_книги"><text:span text:style-name="T39">0</text:span></text:span><text:span text:style-name="Название_20_книги"><text:span text:style-name="T34">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s[000</text:span></text:span><text:span text:style-name="Название_20_книги"><text:span text:style-name="T39">0</text:span></text:span><text:span text:style-name="Название_20_книги"><text:span text:style-name="T34">] = </text:span></text:span><text:span text:style-name="Название_20_книги"><text:span text:style-name="T39">F4</text:span></text:span></text:p>
            <text:p text:style-name="P33"><text:span text:style-name="Название_20_книги"><text:span text:style-name="T34">ds[000</text:span></text:span><text:span text:style-name="Название_20_книги"><text:span text:style-name="T39">1</text:span></text:span><text:span text:style-name="Название_20_книги"><text:span text:style-name="T34">] = </text:span></text:span><text:span text:style-name="Название_20_книги"><text:span text:style-name="T39">01</text:span></text:span></text:p>
            <text:p text:style-name="P33"><text:span text:style-name="Название_20_книги"><text:span text:style-name="T34">SP = 0014</text:span></text:span></text:p>
            <text:p text:style-name="P33"><text:span text:style-name="Название_20_книги"><text:span text:style-name="T34">STACK = +0|0000</text:span></text:span></text:p>
            <text:p text:style-name="P41"><text:span text:style-name="Название_20_книги"><text:span text:style-name="T34"><text:s text:c="17"/>+2|</text:span></text:span><text:span text:style-name="Название_20_книги"><text:span text:style-name="T33">19f5</text:span></text:span></text:p>
            <text:p text:style-name="P33"><text:span text:style-name="Название_20_книги"><text:span text:style-name="T34">IP=005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s[000</text:span></text:span><text:span text:style-name="Название_20_книги"><text:span text:style-name="T40">0</text:span></text:span><text:span text:style-name="Название_20_книги"><text:span text:style-name="T34">] = </text:span></text:span><text:span text:style-name="Название_20_книги"><text:span text:style-name="T39">F4</text:span></text:span></text:p>
            <text:p text:style-name="P33"><text:span text:style-name="Название_20_книги"><text:span text:style-name="T34">ds[000</text:span></text:span><text:span text:style-name="Название_20_книги"><text:span text:style-name="T40">1</text:span></text:span><text:span text:style-name="Название_20_книги"><text:span text:style-name="T34">] = </text:span></text:span><text:span text:style-name="Название_20_книги"><text:span text:style-name="T39">01</text:span></text:span></text:p>
            <text:p text:style-name="P33"><text:span text:style-name="Название_20_книги"><text:span text:style-name="T34">SP = 0012</text:span></text:span></text:p>
            <text:p text:style-name="P33"><text:span text:style-name="Название_20_книги"><text:span text:style-name="T34">STACK= +0|</text:span></text:span><text:span text:style-name="Название_20_книги"><text:span text:style-name="T39">01F4</text:span></text:span></text:p>
            <text:p text:style-name="P33"><text:span text:style-name="Название_20_книги"><text:span text:style-name="T34"><text:s text:c="16"/>+2|0000</text:span></text:span></text:p>
            <text:p text:style-name="P41"><text:span text:style-name="Название_20_книги"><text:span text:style-name="T34"><text:s text:c="16"/>+4|</text:span></text:span><text:span text:style-name="Название_20_книги"><text:span text:style-name="T33">19f5</text:span></text:span></text:p>
            <text:p text:style-name="P33"><text:span text:style-name="Название_20_книги"><text:span text:style-name="T34">IP=0054</text:span></text:span></text:p>
          </table:table-cell>
        </table:table-row>
        <table:table-row>
          <table:table-cell table:style-name="Таблица2.A35" office:value-type="string">
            <text:p text:style-name="P21">0054</text:p>
          </table:table-cell>
          <table:table-cell table:style-name="Таблица2.A35" office:value-type="string">
            <text:p text:style-name="P9"><text:span text:style-name="Название_20_книги"><text:span text:style-name="T34">PUSH [000</text:span></text:span><text:span text:style-name="Название_20_книги"><text:span text:style-name="T39">2</text:span></text:span><text:span text:style-name="Название_20_книги"><text:span text:style-name="T34">]</text:span></text:span></text:p>
          </table:table-cell>
          <table:table-cell table:style-name="Таблица2.A35" office:value-type="string">
            <text:p text:style-name="P9"><text:span text:style-name="Название_20_книги"><text:span text:style-name="T34">FF360</text:span></text:span><text:span text:style-name="Название_20_книги"><text:span text:style-name="T39">2</text:span></text:span><text:span text:style-name="Название_20_книги"><text:span text:style-name="T34">00</text:span></text:span></text:p>
          </table:table-cell>
          <table:table-cell table:style-name="Таблица2.A35" office:value-type="string">
            <text:p text:style-name="P42"><text:span text:style-name="Название_20_книги"><text:span text:style-name="T34">ds[000</text:span></text:span><text:span text:style-name="Название_20_книги"><text:span text:style-name="T40">2</text:span></text:span><text:span text:style-name="Название_20_книги"><text:span text:style-name="T34">] = </text:span></text:span><text:span text:style-name="Название_20_книги"><text:span text:style-name="T40">CE</text:span></text:span></text:p>
            <text:p text:style-name="P42"><text:span text:style-name="Название_20_книги"><text:span text:style-name="T34">ds[000</text:span></text:span><text:span text:style-name="Название_20_книги"><text:span text:style-name="T40">3</text:span></text:span><text:span text:style-name="Название_20_книги"><text:span text:style-name="T34">] = </text:span></text:span><text:span text:style-name="Название_20_книги"><text:span text:style-name="T40">FF</text:span></text:span></text:p>
            <text:p text:style-name="P42"><text:span text:style-name="Название_20_книги"><text:span text:style-name="T34">SP = 001</text:span></text:span><text:span text:style-name="Название_20_книги"><text:span text:style-name="T40">2</text:span></text:span></text:p>
            <text:p text:style-name="P42"><text:span text:style-name="Название_20_книги"><text:span text:style-name="T34">STACK=+0|</text:span></text:span><text:span text:style-name="Название_20_книги"><text:span text:style-name="T39">01F4</text:span></text:span></text:p>
            <text:p text:style-name="P42"><text:span text:style-name="Название_20_книги"><text:span text:style-name="T34"><text:s text:c="15"/>+2|0000</text:span></text:span></text:p>
            <text:p text:style-name="P42"><text:span text:style-name="Название_20_книги"><text:span text:style-name="T29"><text:s text:c="15"/>+4|</text:span></text:span><text:span text:style-name="Название_20_книги"><text:span text:style-name="T33">19f5</text:span></text:span></text:p>
            <text:p text:style-name="P42"><text:span text:style-name="Название_20_книги"><text:span text:style-name="T34">IP=005</text:span></text:span><text:span text:style-name="Название_20_книги"><text:span text:style-name="T40">4</text:span></text:span></text:p>
          </table:table-cell>
          <table:table-cell table:style-name="Таблица2.A35" office:value-type="string">
            <text:p text:style-name="P42"><text:span text:style-name="Название_20_книги"><text:span text:style-name="T34">Ds[0002] = </text:span></text:span><text:span text:style-name="Название_20_книги"><text:span text:style-name="T40">CE</text:span></text:span></text:p>
            <text:p text:style-name="P42"><text:span text:style-name="Название_20_книги"><text:span text:style-name="T34">ds[0003] = </text:span></text:span><text:span text:style-name="Название_20_книги"><text:span text:style-name="T40">FF</text:span></text:span></text:p>
            <text:p text:style-name="P42"><text:span text:style-name="Название_20_книги"><text:span text:style-name="T34">SP = 001</text:span></text:span><text:span text:style-name="Название_20_книги"><text:span text:style-name="T40">0</text:span></text:span></text:p>
            <text:p text:style-name="P42"><text:span text:style-name="Название_20_книги"><text:span text:style-name="T34">STACK=+0|</text:span></text:span><text:span text:style-name="Название_20_книги"><text:span text:style-name="T40">FFCE</text:span></text:span></text:p>
            <text:p text:style-name="P42"><text:span text:style-name="Название_20_книги"><text:span text:style-name="T34"><text:s text:c="15"/>+2|</text:span></text:span><text:span text:style-name="Название_20_книги"><text:span text:style-name="T39">01F4</text:span></text:span></text:p>
            <text:p text:style-name="P42"><text:span text:style-name="Название_20_книги"><text:span text:style-name="T34"><text:s text:c="15"/>+4|</text:span></text:span><text:span text:style-name="Название_20_книги"><text:span text:style-name="T29">0000</text:span></text:span></text:p>
            <text:p text:style-name="P42"><text:span text:style-name="Название_20_книги"><text:span text:style-name="T29"><text:s text:c="15"/></text:span></text:span><text:span text:style-name="Название_20_книги"><text:span text:style-name="T30">+6|</text:span></text:span><text:span text:style-name="Название_20_книги"><text:span text:style-name="T33">19f5</text:span></text:span></text:p>
            <text:p text:style-name="P42"><text:span text:style-name="Название_20_книги"><text:span text:style-name="T34">IP=005</text:span></text:span><text:span text:style-name="Название_20_книги"><text:span text:style-name="T40">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5</text:span></text:span><text:span text:style-name="Название_20_книги"><text:span text:style-name="T52">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BEC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SP=001</text:span></text:span><text:span text:style-name="Название_20_книги"><text:span text:style-name="T40">0</text:span></text:span></text:p>
            <text:p text:style-name="P33"><text:span text:style-name="Название_20_книги"><text:span text:style-name="T34">BP=0014</text:span></text:span></text:p>
            <text:p text:style-name="P33"><text:span text:style-name="Название_20_книги"><text:span text:style-name="T34">IP=005</text:span></text:span><text:span text:style-name="Название_20_книги"><text:span text:style-name="T40">8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SP=001</text:span></text:span><text:span text:style-name="Название_20_книги"><text:span text:style-name="T40">0</text:span></text:span></text:p>
            <text:p text:style-name="P33"><text:span text:style-name="Название_20_книги"><text:span text:style-name="T34">BP=001</text:span></text:span><text:span text:style-name="Название_20_книги"><text:span text:style-name="T40">0</text:span></text:span></text:p>
            <text:p text:style-name="P33"><text:span text:style-name="Название_20_книги"><text:span text:style-name="T34">IP=005</text:span></text:span><text:span text:style-name="Название_20_книги"><text:span text:style-name="T40">A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5</text:span></text:span><text:span text:style-name="Название_20_книги"><text:span text:style-name="T52">A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MOV DX,[BP+02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8B5602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X=0000</text:span></text:span></text:p>
            <text:p text:style-name="P33"><text:span text:style-name="Название_20_книги"><text:span text:style-name="T34">ss[BP+02] = ss[001</text:span></text:span><text:span text:style-name="Название_20_книги"><text:span text:style-name="T41">2</text:span></text:span><text:span text:style-name="Название_20_книги"><text:span text:style-name="T34">]=</text:span></text:span><text:span text:style-name="Название_20_книги"><text:span text:style-name="T41">f4</text:span></text:span></text:p>
            <text:p text:style-name="P33"><text:span text:style-name="Название_20_книги"><text:span text:style-name="T34">ss[001</text:span></text:span><text:span text:style-name="Название_20_книги"><text:span text:style-name="T41">3</text:span></text:span><text:span text:style-name="Название_20_книги"><text:span text:style-name="T34">]=0</text:span></text:span><text:span text:style-name="Название_20_книги"><text:span text:style-name="T41">1</text:span></text:span></text:p>
            <text:p text:style-name="P33"><text:span text:style-name="Название_20_книги"><text:span text:style-name="T34">IP=005</text:span></text:span><text:span text:style-name="Название_20_книги"><text:span text:style-name="T41">a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DX=</text:span></text:span><text:span text:style-name="Название_20_книги"><text:span text:style-name="T41">01f4</text:span></text:span></text:p>
            <text:p text:style-name="P33"><text:span text:style-name="Название_20_книги"><text:span text:style-name="T34">ss[BP+02] = ss[001</text:span></text:span><text:span text:style-name="Название_20_книги"><text:span text:style-name="T41">2</text:span></text:span><text:span text:style-name="Название_20_книги"><text:span text:style-name="T34">]=</text:span></text:span><text:span text:style-name="Название_20_книги"><text:span text:style-name="T41">f4</text:span></text:span></text:p>
            <text:p text:style-name="P33"><text:span text:style-name="Название_20_книги"><text:span text:style-name="T34">ss[001</text:span></text:span><text:span text:style-name="Название_20_книги"><text:span text:style-name="T41">3</text:span></text:span><text:span text:style-name="Название_20_книги"><text:span text:style-name="T34">] = 0</text:span></text:span><text:span text:style-name="Название_20_книги"><text:span text:style-name="T41">1</text:span></text:span></text:p>
            <text:p text:style-name="P33"><text:span text:style-name="Название_20_книги"><text:span text:style-name="T34">ip=005</text:span></text:span><text:span text:style-name="Название_20_книги"><text:span text:style-name="T41">d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51">005</text:span></text:span><text:span text:style-name="Название_20_книги"><text:span text:style-name="T53">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Ret far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34">ca0200</text:span></text:span></text:p>
          </table:table-cell>
          <table:table-cell table:style-name="Таблица2.A1" office:value-type="string">
            <text:p text:style-name="P33"><text:span text:style-name="Название_20_книги"><text:span text:style-name="T34">cs=</text:span></text:span><text:span text:style-name="Название_20_книги"><text:span text:style-name="T46">1a0a</text:span></text:span></text:p>
            <text:p text:style-name="P33"><text:span text:style-name="Название_20_книги"><text:span text:style-name="T34">sp=001</text:span></text:span><text:span text:style-name="Название_20_книги"><text:span text:style-name="T42">0</text:span></text:span></text:p>
            <text:p text:style-name="P33"><text:span text:style-name="Название_20_книги"><text:span text:style-name="T34">ip=005</text:span></text:span><text:span text:style-name="Название_20_книги"><text:span text:style-name="T42">d</text:span></text:span></text:p>
            <text:p text:style-name="P43"><text:span text:style-name="Название_20_книги"><text:span text:style-name="T34">STACK=+0|</text:span></text:span><text:span text:style-name="Название_20_книги"><text:span text:style-name="T40">FFCE</text:span></text:span></text:p>
            <text:p text:style-name="P43"><text:span text:style-name="Название_20_книги"><text:span text:style-name="T34"><text:s text:c="15"/>+2|</text:span></text:span><text:span text:style-name="Название_20_книги"><text:span text:style-name="T39">01F4</text:span></text:span></text:p>
            <text:p text:style-name="P43"><text:span text:style-name="Название_20_книги"><text:span text:style-name="T34"><text:s text:c="15"/>+4|</text:span></text:span><text:span text:style-name="Название_20_книги"><text:span text:style-name="T29">0000</text:span></text:span></text:p>
            <text:p text:style-name="P43"><text:span text:style-name="Название_20_книги"><text:span text:style-name="T29"><text:s text:c="15"/></text:span></text:span><text:span text:style-name="Название_20_книги"><text:span text:style-name="T30">+6|</text:span></text:span><text:span text:style-name="Название_20_книги"><text:span text:style-name="T33">19f5</text:span></text:span></text:p>
            <text:p text:style-name="P45"/>
          </table:table-cell>
          <table:table-cell table:style-name="Таблица2.A1" office:value-type="string">
            <text:p text:style-name="P33"><text:span text:style-name="Название_20_книги"><text:span text:style-name="T34">cs=</text:span></text:span><text:span text:style-name="Название_20_книги"><text:span text:style-name="T42">01F4</text:span></text:span></text:p>
            <text:p text:style-name="P33"><text:span text:style-name="Название_20_книги"><text:span text:style-name="T34">sp=001</text:span></text:span><text:span text:style-name="Название_20_книги"><text:span text:style-name="T42">6</text:span></text:span></text:p>
            <text:p text:style-name="P33"><text:span text:style-name="Название_20_книги"><text:span text:style-name="T34">ip=ffce</text:span></text:span></text:p>
            <text:p text:style-name="P33"><text:span text:style-name="Название_20_книги"><text:span text:style-name="T34">stack=+0|</text:span></text:span><text:span text:style-name="Название_20_книги"><text:span text:style-name="T46">19f5</text:span></text:span></text:p>
          </table:table-cell>
        </table:table-row>
      </table:table>
      <text:p text:style-name="P29"/>
      <text:p text:style-name="P25"/>
      <text:p text:style-name="P29"/>
      <text:p text:style-name="P29"/>
      <text:p text:style-name="P60"><text:soft-page-break/>ПРИЛОЖЕНИЕ А</text:p>
      <text:p text:style-name="P60">ИСПРАВЛЕННЫЙ КОД ПРОГРАММЫ</text:p>
      <text:p text:style-name="P60"/>
      <text:p text:style-name="P61">Название файла: <text:span text:style-name="T55">lab2.asm</text:span></text:p>
      <text:p text:style-name="P65"><text:span text:style-name="T55"/></text:p>
      <text:p text:style-name="P62"><text:span text:style-name="T55">; Программа изучения режимов адресации процессора IntelX86</text:span></text:p>
      <text:p text:style-name="P62"><text:span text:style-name="T55">EOL EQU '$'</text:span></text:p>
      <text:p text:style-name="P62"><text:span text:style-name="T55">ind <text:s/>EQU <text:s text:c="2"/>2</text:span></text:p>
      <text:p text:style-name="P62"><text:span text:style-name="T55">n1 <text:s text:c="2"/>EQU <text:s/>500</text:span></text:p>
      <text:p text:style-name="P62"><text:span text:style-name="T55">n2 <text:s text:c="2"/>EQU <text:s/>-50</text:span></text:p>
      <text:p text:style-name="P62"><text:span text:style-name="T55"/></text:p>
      <text:p text:style-name="P62"><text:span text:style-name="T55">; Стек <text:s/>программы</text:span></text:p>
      <text:p text:style-name="P62"><text:span text:style-name="T55">AStack SEGMENT <text:s/>STACK</text:span></text:p>
      <text:p text:style-name="P62"><text:span text:style-name="T55"><text:s text:c="4"/>DW 12 DUP(?)</text:span></text:p>
      <text:p text:style-name="P62"><text:span text:style-name="T55">AStack <text:s/>ENDS</text:span></text:p>
      <text:p text:style-name="P62"><text:span text:style-name="T55">;Данные программы</text:span></text:p>
      <text:p text:style-name="P62"><text:span text:style-name="T55">DATA <text:s text:c="5"/>SEGMENT</text:span></text:p>
      <text:p text:style-name="P62"><text:span text:style-name="T55">;Директивы описания данных</text:span></text:p>
      <text:p text:style-name="P62"><text:span text:style-name="T55">mem1 <text:s text:c="5"/>DW <text:s text:c="3"/>0</text:span></text:p>
      <text:p text:style-name="P62"><text:span text:style-name="T55">mem2 <text:s text:c="5"/>DW <text:s text:c="3"/>0</text:span></text:p>
      <text:p text:style-name="P62"><text:span text:style-name="T55">mem3 <text:s text:c="5"/>DW <text:s text:c="3"/>0</text:span></text:p>
      <text:p text:style-name="P62"><text:span text:style-name="T55">vec1 <text:tab/> <text:s/>DB 31,32,33,34,38,37,36,35</text:span></text:p>
      <text:p text:style-name="P62"><text:span text:style-name="T55">vec2 <text:tab/> <text:s/>DB 50,60,-50,-60,70,80,-70,-80</text:span></text:p>
      <text:p text:style-name="P62"><text:span text:style-name="T55">matr <text:tab/> <text:s/>DB -4,-3,7,8,-2,-1,5,6,-8,-7,3,4,-6,-5,1,2</text:span></text:p>
      <text:p text:style-name="P62"><text:span text:style-name="T55">DATA <text:s text:c="5"/>ENDS</text:span></text:p>
      <text:p text:style-name="P62"><text:span text:style-name="T55"/></text:p>
      <text:p text:style-name="P62"><text:span text:style-name="T55">; Код программы</text:span></text:p>
      <text:p text:style-name="P62"><text:span text:style-name="T55">CODE <text:s text:c="5"/>SEGMENT</text:span></text:p>
      <text:p text:style-name="P62"><text:span text:style-name="T55"><text:s text:c="6"/>ASSUME CS:CODE, DS:DATA, SS:AStack</text:span></text:p>
      <text:p text:style-name="P62"><text:span text:style-name="T55"/></text:p>
      <text:p text:style-name="P62"><text:soft-page-break/><text:span text:style-name="T55">; Головная процедура</text:span></text:p>
      <text:p text:style-name="P62"><text:span text:style-name="T55">Main <text:s text:c="5"/>PROC <text:s/>FAR</text:span></text:p>
      <text:p text:style-name="P62"><text:span text:style-name="T55"><text:s text:c="6"/>push <text:s/>DS</text:span></text:p>
      <text:p text:style-name="P62"><text:span text:style-name="T55"><text:s text:c="6"/>sub <text:s text:c="2"/>AX,AX</text:span></text:p>
      <text:p text:style-name="P62"><text:span text:style-name="T55"><text:s text:c="6"/>push <text:s/>AX</text:span></text:p>
      <text:p text:style-name="P62"><text:span text:style-name="T55"><text:s text:c="6"/>mov <text:s text:c="2"/>AX,DATA</text:span></text:p>
      <text:p text:style-name="P62"><text:span text:style-name="T55"><text:s text:c="6"/>mov <text:s text:c="2"/>DS,AX</text:span></text:p>
      <text:p text:style-name="P62"><text:span text:style-name="T55"/></text:p>
      <text:p text:style-name="P62"><text:span text:style-name="T55">; <text:s/>ПРОВЕРКА РЕЖИМОВ АДРЕСАЦИИ НА УРОВНЕ СМЕЩЕНИЙ</text:span></text:p>
      <text:p text:style-name="P62"><text:span text:style-name="T55">; <text:s/>Регистровая адресация</text:span></text:p>
      <text:p text:style-name="P62"><text:span text:style-name="T55"><text:s text:c="8"/>mov <text:s/>ax,n1</text:span></text:p>
      <text:p text:style-name="P62"><text:span text:style-name="T55"><text:s text:c="8"/>mov <text:s/>cx,ax</text:span></text:p>
      <text:p text:style-name="P62"><text:span text:style-name="T55"><text:s text:c="8"/>mov <text:s/>bl,EOL</text:span></text:p>
      <text:p text:style-name="P62"><text:span text:style-name="T55"><text:s text:c="8"/>mov <text:s/>bh,n2</text:span></text:p>
      <text:p text:style-name="P62"><text:span text:style-name="T55">; <text:s/>Прямая <text:s text:c="2"/>адресация</text:span></text:p>
      <text:p text:style-name="P62"><text:span text:style-name="T55"><text:s text:c="8"/>mov <text:s/>mem2,n2</text:span></text:p>
      <text:p text:style-name="P62"><text:span text:style-name="T55"><text:s text:c="8"/>mov <text:s/>bx,OFFSET vec1</text:span></text:p>
      <text:p text:style-name="P62"><text:span text:style-name="T55"><text:s text:c="8"/>mov <text:s/>mem1,ax</text:span></text:p>
      <text:p text:style-name="P62"><text:span text:style-name="T55">; <text:s/>Косвенная адресация</text:span></text:p>
      <text:p text:style-name="P62"><text:span text:style-name="T55"><text:s text:c="8"/>mov <text:s/>al,[bx]</text:span></text:p>
      <text:p text:style-name="P62"><text:span text:style-name="T55"><text:s text:c="8"/>;mov <text:s/>mem3,[bx]</text:span></text:p>
      <text:p text:style-name="P62"><text:span text:style-name="T55">; <text:s/>Базированная адресация</text:span></text:p>
      <text:p text:style-name="P62"><text:span text:style-name="T55"><text:s text:c="8"/>mov <text:s/>al,[bx]+3</text:span></text:p>
      <text:p text:style-name="P62"><text:span text:style-name="T55"><text:s text:c="8"/>mov <text:s/>cx,3[bx]</text:span></text:p>
      <text:p text:style-name="P62"><text:span text:style-name="T55">; <text:s/>Индексная адресация</text:span></text:p>
      <text:p text:style-name="P62"><text:span text:style-name="T55"><text:s text:c="8"/>mov <text:s/>di,ind</text:span></text:p>
      <text:p text:style-name="P62"><text:span text:style-name="T55"><text:s text:c="8"/>mov <text:s/>al,vec2[di]</text:span></text:p>
      <text:p text:style-name="P62"><text:span text:style-name="T55"><text:s text:c="8"/>;mov <text:s/>cx,vec2[di]</text:span></text:p>
      <text:p text:style-name="P62"><text:span text:style-name="T55">; <text:s/>Адресация с базированием и индексированием</text:span></text:p>
      <text:p text:style-name="P62"><text:span text:style-name="T55"><text:s text:c="8"/>mov <text:s/>bx,3</text:span></text:p>
      <text:p text:style-name="P62"><text:soft-page-break/><text:span text:style-name="T55"><text:s text:c="8"/>mov <text:s/>al,matr[bx][di]</text:span></text:p>
      <text:p text:style-name="P62"><text:span text:style-name="T55"><text:s text:c="8"/>;mov <text:s/>cx,matr[bx][di]</text:span></text:p>
      <text:p text:style-name="P62"><text:span text:style-name="T55"><text:s text:c="8"/>;mov <text:s/>ax,matr[bx*4][di]</text:span></text:p>
      <text:p text:style-name="P62"><text:span text:style-name="T55"/></text:p>
      <text:p text:style-name="P62"><text:span text:style-name="T55">; <text:s/>ПРОВЕРКА РЕЖИМОВ АДРЕСАЦИИ С УЧЕТОМ СЕГМЕНТОВ</text:span></text:p>
      <text:p text:style-name="P62"><text:span text:style-name="T55">; <text:s/>Переопределение сегмента</text:span></text:p>
      <text:p text:style-name="P62"><text:span text:style-name="T55">; <text:s/>------ вариант 1</text:span></text:p>
      <text:p text:style-name="P62"><text:span text:style-name="T55"><text:s text:c="8"/>mov <text:s/>ax, SEG vec2</text:span></text:p>
      <text:p text:style-name="P62"><text:span text:style-name="T55"><text:s text:c="8"/>mov <text:s/>es, ax</text:span></text:p>
      <text:p text:style-name="P62"><text:span text:style-name="T55"><text:s text:c="8"/>mov <text:s/>ax, es:[bx]</text:span></text:p>
      <text:p text:style-name="P62"><text:span text:style-name="T55"><text:s text:c="8"/>mov <text:s/>ax, 0</text:span></text:p>
      <text:p text:style-name="P62"><text:span text:style-name="T55">; <text:s/>------ вариант 2</text:span></text:p>
      <text:p text:style-name="P62"><text:span text:style-name="T55"><text:s text:c="8"/>mov <text:s/>es, ax</text:span></text:p>
      <text:p text:style-name="P62"><text:span text:style-name="T55"><text:s text:c="8"/>push ds</text:span></text:p>
      <text:p text:style-name="P62"><text:span text:style-name="T55"><text:s text:c="8"/>pop <text:s/>es</text:span></text:p>
      <text:p text:style-name="P62"><text:span text:style-name="T55"><text:s text:c="8"/>mov <text:s/>cx, es:[bx-1]</text:span></text:p>
      <text:p text:style-name="P62"><text:span text:style-name="T55"><text:s text:c="8"/>xchg cx,ax</text:span></text:p>
      <text:p text:style-name="P62"><text:span text:style-name="T55">; <text:s/>------ вариант 3</text:span></text:p>
      <text:p text:style-name="P62"><text:span text:style-name="T55"><text:s text:c="8"/>mov <text:s/>di,ind</text:span></text:p>
      <text:p text:style-name="P62"><text:span text:style-name="T55"><text:s text:c="8"/>mov <text:s/>es:[bx+di],ax</text:span></text:p>
      <text:p text:style-name="P62"><text:span text:style-name="T55">; <text:s/>------ вариант 4</text:span></text:p>
      <text:p text:style-name="P62"><text:span text:style-name="T55"><text:s text:c="8"/>mov <text:s/>bp,sp</text:span></text:p>
      <text:p text:style-name="P62"><text:span text:style-name="T55"><text:s text:c="8"/>;mov <text:s/>ax,matr[bp+bx]</text:span></text:p>
      <text:p text:style-name="P62"><text:span text:style-name="T55"><text:s text:c="8"/>;mov <text:s/>ax,matr[bp+di+si]</text:span></text:p>
      <text:p text:style-name="P62"><text:span text:style-name="T55">; <text:s/>Использование сегмента стека</text:span></text:p>
      <text:p text:style-name="P62"><text:span text:style-name="T55"><text:s text:c="8"/>push <text:s/>mem1</text:span></text:p>
      <text:p text:style-name="P62"><text:span text:style-name="T55"><text:s text:c="8"/>push <text:s/>mem2</text:span></text:p>
      <text:p text:style-name="P62"><text:span text:style-name="T55"><text:s text:c="8"/>mov <text:s text:c="2"/>bp,sp</text:span></text:p>
      <text:p text:style-name="P62"><text:span text:style-name="T55"><text:s text:c="8"/>mov <text:s text:c="2"/>dx,[bp]+2</text:span></text:p>
      <text:p text:style-name="P62"><text:span text:style-name="T55"><text:s text:c="8"/>ret <text:s text:c="2"/>2</text:span></text:p>
      <text:p text:style-name="P62"><text:soft-page-break/><text:span text:style-name="T55">Main <text:s text:c="5"/>ENDP</text:span></text:p>
      <text:p text:style-name="P62"><text:span text:style-name="T55">CODE <text:s text:c="5"/>ENDS</text:span></text:p>
      <text:p text:style-name="P62"><text:span text:style-name="T55">END M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left="1.27cm" fo:margin-right="0cm" fo:margin-top="0.176cm" fo:margin-bottom="0.176cm" loext:contextual-spacing="false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 fo:padding="1.094cm" fo:border="none" style:shadow="none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1.094cm" fo:border="none" style:shadow="none"/>
      <style:text-properties fo:color="#000000" style:font-name="Arial Unicode MS" fo:font-family="'Arial Unicode MS'" style:font-family-generic="swiss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margin-left="0.501cm" fo:margin-right="0cm" fo:line-height="120%" fo:text-align="justify" style:justify-single-word="false" fo:hyphenation-ladder-count="no-limit" fo:text-indent="0cm" style:auto-text-indent="false">
        <style:tab-stops>
          <style:tab-stop style:position="-4.501cm"/>
          <style:tab-stop style:position="0.75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2" style:display-name="WW_CharLFO8LVL2" style:family="text">
      <style:text-properties style:font-name="Wingdings" fo:font-family="Wingdings" style:font-family-generic="decorative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21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08T14:57:00Z</meta:creation-date>
    <dc:date>2020-11-19T20:36:05.787000000</dc:date>
    <meta:print-date>2020-09-17T07:16:00Z</meta:print-date>
    <meta:editing-cycles>17</meta:editing-cycles>
    <meta:editing-duration>PT1H15M12S</meta:editing-duration>
    <meta:document-statistic meta:table-count="2" meta:image-count="0" meta:object-count="0" meta:page-count="21" meta:paragraph-count="727" meta:word-count="2146" meta:character-count="14218" meta:non-whitespace-character-count="10769"/>
    <meta:template xlink:type="simple" xlink:actuate="onRequest" xlink:title="" xlink:href="../../../../tmp/mozilla_eva0/Subbotin_OEVM2.odt/Normal.dotm"/>
  </office:meta>
</office:document-meta>
</file>